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2" svg:font-family="'Wingdings 2'" style:font-charset="x-symbol"/>
    <style:font-face style:name="Lohit Devanagari1" svg:font-family="'Lohit Devanagari'"/>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halkduster" svg:font-family="Chalkduste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umberland AMT" svg:font-family="'Cumberland AMT'"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Mono2" svg:font-family="'Liberation Mon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Cumberland AMT1" svg:font-family="'Cumberland AMT'"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6.3201in" fo:margin-left="0in" fo:margin-top="0in" fo:margin-bottom="0in" table:align="left" style:writing-mode="lr-tb"/>
    </style:style>
    <style:style style:name="Table1.A" style:family="table-column">
      <style:table-column-properties style:column-width="0.7875in"/>
    </style:style>
    <style:style style:name="Table1.B" style:family="table-column">
      <style:table-column-properties style:column-width="5.5326in"/>
    </style:style>
    <style:style style:name="Table1.1" style:family="table-row">
      <style:table-row-properties fo:keep-together="auto"/>
    </style:style>
    <style:style style:name="Table1.A1" style:family="table-cell">
      <style:table-cell-properties style:vertical-align="middle" fo:background-color="#ffffff" fo:padding="0.0194in" fo:border-left="0.1pt solid #000001" fo:border-right="none" fo:border-top="0.1pt solid #000001" fo:border-bottom="0.1pt solid #000001">
        <style:background-image/>
      </style:table-cell-properties>
    </style:style>
    <style:style style:name="Table1.B1" style:family="table-cell">
      <style:table-cell-properties style:vertical-align="middle" fo:background-color="#ffffff" fo:padding="0.0194in" fo:border="0.1pt solid #000001">
        <style:background-image/>
      </style:table-cell-properties>
    </style:style>
    <style:style style:name="Table1.A2" style:family="table-cell">
      <style:table-cell-properties style:vertical-align="middle" fo:background-color="#ffffff" fo:padding="0.0194in" fo:border-left="0.1pt solid #000001" fo:border-right="none" fo:border-top="none" fo:border-bottom="0.1pt solid #000001">
        <style:background-image/>
      </style:table-cell-properties>
    </style:style>
    <style:style style:name="Table1.B2" style:family="table-cell">
      <style:table-cell-properties style:vertical-align="middle" fo:background-color="#ffffff" fo:padding="0.0194in" fo:border-left="0.1pt solid #000001" fo:border-right="0.1pt solid #000001" fo:border-top="none" fo:border-bottom="0.1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ab-stops>
          <style:tab-stop style:position="0.4909in"/>
        </style:tab-stops>
      </style:paragraph-properties>
      <style:text-properties officeooo:rsid="0021ee04" officeooo:paragraph-rsid="0021ee04"/>
    </style:style>
    <style:style style:name="P4" style:family="paragraph" style:parent-style-name="Text_20_body">
      <style:paragraph-properties fo:margin-top="0in" fo:margin-bottom="0in" loext:contextual-spacing="false"/>
      <style:text-properties officeooo:paragraph-rsid="002af476"/>
    </style:style>
    <style:style style:name="P5" style:family="paragraph" style:parent-style-name="Text_20_body">
      <style:paragraph-properties fo:margin-top="0in" fo:margin-bottom="0in" loext:contextual-spacing="false" style:shadow="none"/>
      <style:text-properties officeooo:rsid="003bef04" officeooo:paragraph-rsid="003d9d69"/>
    </style:style>
    <style:style style:name="P6" style:family="paragraph" style:parent-style-name="Text_20_body">
      <style:paragraph-properties fo:margin-left="0.4909in" fo:margin-right="0in" fo:margin-top="0in" fo:margin-bottom="0in" loext:contextual-spacing="false" fo:text-indent="0in" style:auto-text-indent="false"/>
    </style:style>
    <style:style style:name="P7" style:family="paragraph" style:parent-style-name="Heading_20_1">
      <style:paragraph-properties>
        <style:tab-stops>
          <style:tab-stop style:position="0in"/>
        </style:tab-stops>
      </style:paragraph-properties>
    </style:style>
    <style:style style:name="P8" style:family="paragraph" style:parent-style-name="Heading_20_1">
      <style:paragraph-properties>
        <style:tab-stops>
          <style:tab-stop style:position="0in"/>
        </style:tab-stops>
      </style:paragraph-properties>
      <style:text-properties style:font-name="Cambria"/>
    </style:style>
    <style:style style:name="P9" style:family="paragraph" style:parent-style-name="Heading_20_1">
      <style:paragraph-properties>
        <style:tab-stops>
          <style:tab-stop style:position="0in"/>
        </style:tab-stops>
      </style:paragraph-properties>
      <style:text-properties style:font-name="Cambria" officeooo:rsid="002af476" officeooo:paragraph-rsid="002af476"/>
    </style:style>
    <style:style style:name="P10" style:family="paragraph" style:parent-style-name="Heading_20_1">
      <style:text-properties officeooo:rsid="003bef04" officeooo:paragraph-rsid="003bef04"/>
    </style:style>
    <style:style style:name="P11" style:family="paragraph" style:parent-style-name="Preformatted_20_Text">
      <style:paragraph-properties fo:margin-top="0in" fo:margin-bottom="0.1965in" loext:contextual-spacing="false"/>
    </style:style>
    <style:style style:name="P12" style:family="paragraph" style:parent-style-name="Text_20_body">
      <style:paragraph-properties>
        <style:tab-stops>
          <style:tab-stop style:position="0in"/>
        </style:tab-stops>
      </style:paragraph-properties>
      <style:text-properties style:font-name="Calibri1" officeooo:rsid="002af476" officeooo:paragraph-rsid="002af476"/>
    </style:style>
    <style:style style:name="P13" style:family="paragraph" style:parent-style-name="Text_20_body">
      <style:text-properties officeooo:rsid="0031e517" officeooo:paragraph-rsid="0031e517"/>
    </style:style>
    <style:style style:name="P14" style:family="paragraph" style:parent-style-name="Text_20_body">
      <style:paragraph-properties fo:margin-top="0in" fo:margin-bottom="0.1173in" loext:contextual-spacing="false"/>
      <style:text-properties officeooo:rsid="003bef04" officeooo:paragraph-rsid="003d9d69"/>
    </style:style>
    <style:style style:name="P15" style:family="paragraph" style:parent-style-name="Text_20_body">
      <style:paragraph-properties fo:margin-top="0in" fo:margin-bottom="0.1173in" loext:contextual-spacing="false"/>
      <style:text-properties officeooo:rsid="003bef04" officeooo:paragraph-rsid="00452600"/>
    </style:style>
    <style:style style:name="P16" style:family="paragraph" style:parent-style-name="Text_20_body">
      <style:paragraph-properties fo:margin-top="0in" fo:margin-bottom="0.1201in" loext:contextual-spacing="false" style:shadow="none"/>
      <style:text-properties officeooo:rsid="003bef04" officeooo:paragraph-rsid="003d9d69"/>
    </style:style>
    <style:style style:name="P17" style:family="paragraph" style:parent-style-name="Text_20_body">
      <style:paragraph-properties fo:margin-top="0in" fo:margin-bottom="0.1201in" loext:contextual-spacing="false"/>
      <style:text-properties officeooo:rsid="003bef04" officeooo:paragraph-rsid="003d9d69"/>
    </style:style>
    <style:style style:name="P18" style:family="paragraph" style:parent-style-name="Standard">
      <style:text-properties style:font-name="Cumberland AMT" officeooo:paragraph-rsid="003bef04" style:font-name-complex="Courier New2"/>
    </style:style>
    <style:style style:name="P19" style:family="paragraph" style:parent-style-name="Standard">
      <style:text-properties style:font-name="Courier New" officeooo:paragraph-rsid="003bef04" style:font-name-complex="Courier New2"/>
    </style:style>
    <style:style style:name="P20" style:family="paragraph" style:parent-style-name="Standard">
      <style:text-properties officeooo:paragraph-rsid="003bef04" style:font-name-complex="Courier New2"/>
    </style:style>
    <style:style style:name="P21" style:family="paragraph" style:parent-style-name="Standard">
      <style:text-properties officeooo:paragraph-rsid="003bef04"/>
    </style:style>
    <style:style style:name="P22" style:family="paragraph" style:parent-style-name="Standard">
      <style:paragraph-properties fo:keep-together="always" fo:orphans="2" fo:widows="2" fo:keep-with-next="always"/>
      <style:text-properties officeooo:paragraph-rsid="003bef04"/>
    </style:style>
    <style:style style:name="P23" style:family="paragraph" style:parent-style-name="Standard">
      <style:paragraph-properties fo:keep-together="always" fo:orphans="2" fo:widows="2" fo:keep-with-next="always"/>
      <style:text-properties style:font-name="Cumberland AMT" officeooo:paragraph-rsid="003bef04" style:font-name-complex="Courier New2"/>
    </style:style>
    <style:style style:name="P24" style:family="paragraph" style:parent-style-name="Standard">
      <style:paragraph-properties fo:margin-left="0in" fo:margin-right="0in" fo:keep-together="always" fo:orphans="2" fo:widows="2" fo:text-indent="0.5in" style:auto-text-indent="false" fo:keep-with-next="always"/>
      <style:text-properties officeooo:paragraph-rsid="003bef04"/>
    </style:style>
    <style:style style:name="P25" style:family="paragraph" style:parent-style-name="Text_20_body" style:master-page-name="Standard">
      <style:paragraph-properties style:page-number="auto"/>
      <style:text-properties style:font-name="Chalkduster" fo:font-size="28pt" style:font-size-asian="28pt" style:font-size-complex="28pt"/>
    </style:style>
    <style:style style:name="P26" style:family="paragraph" style:parent-style-name="Text_20_body" style:list-style-name="L1"/>
    <style:style style:name="P27" style:family="paragraph" style:parent-style-name="Text_20_body" style:list-style-name="WWNum2">
      <style:paragraph-properties>
        <style:tab-stops>
          <style:tab-stop style:position="0.4909in"/>
        </style:tab-stops>
      </style:paragraph-properties>
    </style:style>
    <style:style style:name="P28" style:family="paragraph" style:parent-style-name="Text_20_body" style:list-style-name="WWNum6">
      <style:paragraph-properties>
        <style:tab-stops>
          <style:tab-stop style:position="0.4909in"/>
        </style:tab-stops>
      </style:paragraph-properties>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1">
      <style:paragraph-properties fo:margin-top="0in" fo:margin-bottom="0in" loext:contextual-spacing="false"/>
      <style:text-properties officeooo:paragraph-rsid="0030bc66"/>
    </style:style>
    <style:style style:name="P31" style:family="paragraph" style:parent-style-name="Text_20_body" style:list-style-name="L1">
      <style:paragraph-properties fo:margin-top="0in" fo:margin-bottom="0in" loext:contextual-spacing="false"/>
      <style:text-properties officeooo:paragraph-rsid="0037af72"/>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text-properties officeooo:rsid="003bef04" officeooo:paragraph-rsid="003f44ea"/>
    </style:style>
    <style:style style:name="P34" style:family="paragraph" style:parent-style-name="Text_20_body" style:list-style-name="L2">
      <style:paragraph-properties fo:margin-top="0in" fo:margin-bottom="0in" loext:contextual-spacing="false"/>
      <style:text-properties officeooo:rsid="003bef04" officeooo:paragraph-rsid="003fe929"/>
    </style:style>
    <style:style style:name="P35" style:family="paragraph" style:parent-style-name="Text_20_body" style:list-style-name="WWNum1">
      <style:paragraph-properties fo:margin-top="0in" fo:margin-bottom="0in" loext:contextual-spacing="false">
        <style:tab-stops>
          <style:tab-stop style:position="0.4909in"/>
        </style:tab-stops>
      </style:paragraph-properties>
    </style:style>
    <style:style style:name="P36" style:family="paragraph" style:parent-style-name="Text_20_body" style:list-style-name="WWNum1">
      <style:paragraph-properties fo:margin-top="0in" fo:margin-bottom="0in" loext:contextual-spacing="false">
        <style:tab-stops>
          <style:tab-stop style:position="0.4909in"/>
        </style:tab-stops>
      </style:paragraph-properties>
      <style:text-properties officeooo:paragraph-rsid="002e823a"/>
    </style:style>
    <style:style style:name="P37" style:family="paragraph" style:parent-style-name="Text_20_body" style:list-style-name="WWNum2">
      <style:paragraph-properties fo:margin-top="0in" fo:margin-bottom="0in" loext:contextual-spacing="false">
        <style:tab-stops>
          <style:tab-stop style:position="0.4909in"/>
        </style:tab-stops>
      </style:paragraph-properties>
    </style:style>
    <style:style style:name="P38" style:family="paragraph" style:parent-style-name="Text_20_body" style:list-style-name="WWNum3">
      <style:paragraph-properties fo:margin-top="0in" fo:margin-bottom="0in" loext:contextual-spacing="false">
        <style:tab-stops>
          <style:tab-stop style:position="0.4909in"/>
        </style:tab-stops>
      </style:paragraph-properties>
    </style:style>
    <style:style style:name="P39" style:family="paragraph" style:parent-style-name="Text_20_body" style:list-style-name="WWNum6">
      <style:paragraph-properties fo:margin-top="0in" fo:margin-bottom="0in" loext:contextual-spacing="false">
        <style:tab-stops>
          <style:tab-stop style:position="0.4909in"/>
        </style:tab-stops>
      </style:paragraph-properties>
    </style:style>
    <style:style style:name="P40" style:family="paragraph" style:parent-style-name="Text_20_body" style:list-style-name="WWNum1">
      <style:paragraph-properties fo:margin-top="0in" fo:margin-bottom="0in" loext:contextual-spacing="false"/>
    </style:style>
    <style:style style:name="P41" style:family="paragraph" style:parent-style-name="Text_20_body" style:list-style-name="WWNum6">
      <style:paragraph-properties fo:margin-top="0in" fo:margin-bottom="0in" loext:contextual-spacing="false">
        <style:tab-stops>
          <style:tab-stop style:position="0.4909in"/>
        </style:tab-stops>
      </style:paragraph-properties>
      <style:text-properties officeooo:rsid="001a5bf0" officeooo:paragraph-rsid="001a5bf0"/>
    </style:style>
    <style:style style:name="P42" style:family="paragraph" style:parent-style-name="Text_20_body" style:list-style-name="WWNum3">
      <style:paragraph-properties fo:margin-left="0.4925in" fo:margin-right="0in" fo:margin-top="0in" fo:margin-bottom="0in" loext:contextual-spacing="false" fo:text-indent="-0.1972in" style:auto-text-indent="false">
        <style:tab-stops>
          <style:tab-stop style:position="0.4909in"/>
        </style:tab-stops>
      </style:paragraph-properties>
    </style:style>
    <style:style style:name="P43" style:family="paragraph" style:parent-style-name="Text_20_body" style:list-style-name="WWNum3">
      <style:paragraph-properties fo:margin-left="0.4925in" fo:margin-right="0in" fo:margin-top="0in" fo:margin-bottom="0.2016in" loext:contextual-spacing="false" fo:text-indent="-0.1972in" style:auto-text-indent="false">
        <style:tab-stops>
          <style:tab-stop style:position="0.4909in"/>
        </style:tab-stops>
      </style:paragraph-properties>
    </style:style>
    <style:style style:name="P44" style:family="paragraph" style:parent-style-name="Heading_20_1">
      <style:paragraph-properties>
        <style:tab-stops>
          <style:tab-stop style:position="0in"/>
        </style:tab-stops>
      </style:paragraph-properties>
      <style:text-properties style:font-name="Cambria" officeooo:rsid="003bef04" officeooo:paragraph-rsid="003bef04"/>
    </style:style>
    <style:style style:name="P45" style:family="paragraph" style:parent-style-name="Contents_20_1">
      <style:paragraph-properties>
        <style:tab-stops>
          <style:tab-stop style:position="6.3in" style:type="right" style:leader-style="dotted" style:leader-text="."/>
        </style:tab-stops>
      </style:paragraph-properties>
    </style:style>
    <style:style style:name="P46" style:family="paragraph" style:parent-style-name="Contents_20_2">
      <style:paragraph-properties>
        <style:tab-stops>
          <style:tab-stop style:position="6.3in" style:type="right" style:leader-style="dotted" style:leader-text="."/>
        </style:tab-stops>
      </style:paragraph-properties>
    </style:style>
    <style:style style:name="T1" style:family="text">
      <style:text-properties officeooo:rsid="000e3a02"/>
    </style:style>
    <style:style style:name="T2" style:family="text">
      <style:text-properties fo:font-style="italic" style:font-style-asian="italic"/>
    </style:style>
    <style:style style:name="T3" style:family="text">
      <style:text-properties fo:font-style="italic" officeooo:rsid="0014ef81" style:font-style-asian="italic" style:font-style-complex="italic"/>
    </style:style>
    <style:style style:name="T4" style:family="text">
      <style:text-properties style:font-name="Cumberland AMT"/>
    </style:style>
    <style:style style:name="T5" style:family="text">
      <style:text-properties style:font-name="Cumberland AMT" style:font-name-complex="Courier New2"/>
    </style:style>
    <style:style style:name="T6" style:family="text">
      <style:text-properties style:font-name="Courier New" style:font-name-complex="Courier New2"/>
    </style:style>
    <style:style style:name="T7" style:family="text">
      <style:text-properties fo:font-size="11pt" style:font-size-asian="11pt" style:font-size-complex="11pt"/>
    </style:style>
    <style:style style:name="T8" style:family="text">
      <style:text-properties fo:font-size="11pt" officeooo:rsid="0037af72" style:font-size-asian="11pt" style:font-size-complex="11pt"/>
    </style:style>
    <style:style style:name="T9" style:family="text">
      <style:text-properties fo:font-weight="bold" style:font-weight-asian="bold"/>
    </style:style>
    <style:style style:name="T10" style:family="text">
      <style:text-properties fo:font-weight="bold" officeooo:rsid="001c62fb" style:font-weight-asian="bold"/>
    </style:style>
    <style:style style:name="T11" style:family="text">
      <style:text-properties officeooo:rsid="000f787d"/>
    </style:style>
    <style:style style:name="T12" style:family="text">
      <style:text-properties officeooo:rsid="00105fcd"/>
    </style:style>
    <style:style style:name="T13" style:family="text">
      <style:text-properties officeooo:rsid="0013e595"/>
    </style:style>
    <style:style style:name="T14" style:family="text">
      <style:text-properties officeooo:rsid="0014ef81"/>
    </style:style>
    <style:style style:name="T15" style:family="text">
      <style:text-properties fo:font-style="normal" officeooo:rsid="0014ef81" style:font-style-asian="normal" style:font-style-complex="normal"/>
    </style:style>
    <style:style style:name="T16" style:family="text">
      <style:text-properties style:font-name="Calibri1"/>
    </style:style>
    <style:style style:name="T17" style:family="text">
      <style:text-properties style:font-name="Calibri1" officeooo:rsid="0014ef81"/>
    </style:style>
    <style:style style:name="T18" style:family="text">
      <style:text-properties style:font-name="Calibri1" officeooo:rsid="001957f2"/>
    </style:style>
    <style:style style:name="T19" style:family="text">
      <style:text-properties style:font-name="Calibri1" officeooo:rsid="001ad53a"/>
    </style:style>
    <style:style style:name="T20" style:family="text">
      <style:text-properties style:font-name="Calibri1" officeooo:rsid="001b0680"/>
    </style:style>
    <style:style style:name="T21" style:family="text">
      <style:text-properties style:font-name="Calibri1" fo:font-size="11pt" officeooo:rsid="003d9d69" style:font-size-asian="11pt" style:font-size-complex="11pt"/>
    </style:style>
    <style:style style:name="T22" style:family="text">
      <style:text-properties style:font-name="Calibri1" fo:font-size="12pt" style:font-size-asian="12pt" style:font-size-complex="12pt"/>
    </style:style>
    <style:style style:name="T23" style:family="text">
      <style:text-properties style:font-name="Calibri1" fo:font-size="12pt" officeooo:rsid="003d9d69" style:font-size-asian="12pt" style:font-size-complex="12pt"/>
    </style:style>
    <style:style style:name="T24" style:family="text">
      <style:text-properties style:font-name="Calibri1" fo:font-size="12pt" officeooo:rsid="0042d367" style:font-size-asian="12pt" style:font-size-complex="12pt"/>
    </style:style>
    <style:style style:name="T25" style:family="text">
      <style:text-properties style:font-name="Calibri1" fo:font-size="12pt" officeooo:rsid="0043cbbe" style:font-size-asian="12pt" style:font-size-complex="12pt"/>
    </style:style>
    <style:style style:name="T26" style:family="text">
      <style:text-properties style:font-name="Calibri1" fo:font-size="12pt" officeooo:rsid="00452600" style:font-size-asian="12pt" style:font-size-complex="12pt"/>
    </style:style>
    <style:style style:name="T27" style:family="text">
      <style:text-properties style:font-name="Calibri1" fo:font-size="12pt" officeooo:rsid="0046a1df" style:font-size-asian="12pt" style:font-size-complex="12pt"/>
    </style:style>
    <style:style style:name="T28" style:family="text">
      <style:text-properties style:font-name="Calibri1" fo:font-size="12pt" fo:font-weight="bold" officeooo:rsid="003d9d69" style:font-size-asian="12pt" style:font-weight-asian="bold" style:font-size-complex="12pt" style:font-weight-complex="bold"/>
    </style:style>
    <style:style style:name="T29" style:family="text">
      <style:text-properties style:font-name="Calibri1" fo:font-size="12pt" fo:font-weight="bold" officeooo:rsid="0043cbbe" style:font-size-asian="12pt" style:font-weight-asian="bold" style:font-size-complex="12pt" style:font-weight-complex="bold"/>
    </style:style>
    <style:style style:name="T30" style:family="text">
      <style:text-properties officeooo:rsid="00198476"/>
    </style:style>
    <style:style style:name="T31" style:family="text">
      <style:text-properties officeooo:rsid="001d029a"/>
    </style:style>
    <style:style style:name="T32" style:family="text">
      <style:text-properties officeooo:rsid="001e9240"/>
    </style:style>
    <style:style style:name="T33" style:family="text">
      <style:text-properties officeooo:rsid="001f49dd"/>
    </style:style>
    <style:style style:name="T34" style:family="text">
      <style:text-properties officeooo:rsid="0020f623"/>
    </style:style>
    <style:style style:name="T35" style:family="text">
      <style:text-properties style:font-name="Courier New1"/>
    </style:style>
    <style:style style:name="T36" style:family="text">
      <style:text-properties officeooo:rsid="002277c6"/>
    </style:style>
    <style:style style:name="T37" style:family="text">
      <style:text-properties officeooo:rsid="00239dc2"/>
    </style:style>
    <style:style style:name="T38" style:family="text">
      <style:text-properties officeooo:rsid="002621a5"/>
    </style:style>
    <style:style style:name="T39" style:family="text">
      <style:text-properties officeooo:rsid="00269996"/>
    </style:style>
    <style:style style:name="T40" style:family="text">
      <style:text-properties officeooo:rsid="002af476"/>
    </style:style>
    <style:style style:name="T41" style:family="text">
      <style:text-properties officeooo:rsid="002e823a"/>
    </style:style>
    <style:style style:name="T42" style:family="text">
      <style:text-properties fo:font-weight="normal" style:font-weight-asian="normal" style:font-weight-complex="normal"/>
    </style:style>
    <style:style style:name="T43" style:family="text">
      <style:text-properties officeooo:rsid="002f450c"/>
    </style:style>
    <style:style style:name="T44" style:family="text">
      <style:text-properties officeooo:rsid="0030bc66"/>
    </style:style>
    <style:style style:name="T45" style:family="text">
      <style:text-properties style:font-name="Liberation Mono1" fo:font-size="11pt" officeooo:rsid="0030bc66" style:font-size-asian="11pt" style:font-size-complex="11pt"/>
    </style:style>
    <style:style style:name="T46" style:family="text">
      <style:text-properties style:font-name="Liberation Mono1" fo:font-size="11pt" officeooo:rsid="003d9d69" style:font-size-asian="11pt" style:font-size-complex="11pt"/>
    </style:style>
    <style:style style:name="T47" style:family="text">
      <style:text-properties style:font-name="Liberation Mono1" fo:font-size="11pt" officeooo:rsid="003f44ea" style:font-size-asian="11pt" style:font-size-complex="11pt"/>
    </style:style>
    <style:style style:name="T48" style:family="text">
      <style:text-properties style:font-name="Liberation Mono1" fo:font-size="11pt" officeooo:rsid="003fe929" style:font-size-asian="11pt" style:font-size-complex="11pt"/>
    </style:style>
    <style:style style:name="T49" style:family="text">
      <style:text-properties style:font-name="Liberation Mono1" fo:font-size="11pt" officeooo:rsid="0042d367" style:font-size-asian="9.60000038146973pt" style:font-size-complex="11pt"/>
    </style:style>
    <style:style style:name="T50" style:family="text">
      <style:text-properties officeooo:rsid="0031e517"/>
    </style:style>
    <style:style style:name="T51" style:family="text">
      <style:text-properties officeooo:rsid="0033a469"/>
    </style:style>
    <style:style style:name="T52" style:family="text">
      <style:text-properties officeooo:rsid="0034f28a"/>
    </style:style>
    <style:style style:name="T53" style:family="text">
      <style:text-properties officeooo:rsid="00364e72"/>
    </style:style>
    <style:style style:name="T54" style:family="text">
      <style:text-properties officeooo:rsid="0037625e"/>
    </style:style>
    <style:style style:name="T55" style:family="text">
      <style:text-properties officeooo:rsid="0037af72"/>
    </style:style>
    <style:style style:name="T56" style:family="text">
      <style:text-properties officeooo:rsid="00388d89"/>
    </style:style>
    <style:style style:name="T57" style:family="text">
      <style:text-properties officeooo:rsid="0038fbc6"/>
    </style:style>
    <style:style style:name="T58" style:family="text">
      <style:text-properties fo:color="#000000" style:font-name="Liberation Mono2" fo:font-size="11pt" officeooo:rsid="0046a1df" fo:background-color="#ffffff" loext:char-shading-value="0" style:font-size-asian="11pt" style:font-size-complex="11pt"/>
    </style:style>
    <style:style style:name="T59" style:family="text">
      <style:text-properties fo:color="#000000" style:font-name="Calibri1" fo:font-size="11pt" officeooo:rsid="0046a1df" fo:background-color="#ffffff" loext:char-shading-value="0" style:font-size-asian="11pt" style:font-size-complex="11pt"/>
    </style:style>
    <style:style style:name="T60" style:family="text">
      <style:text-properties fo:color="#000000" style:font-name="Calibri1" fo:font-size="11pt" officeooo:rsid="004814fc" fo:background-color="#ffffff" loext:char-shading-value="0" style:font-size-asian="11pt" style:font-size-complex="11pt"/>
    </style:style>
    <style:style style:name="T61" style:family="text">
      <style:text-properties officeooo:rsid="0040a75b"/>
    </style:style>
    <style:style style:name="T62" style:family="text">
      <style:text-properties style:text-position="sub 58%" style:font-name="Calibri1" fo:font-size="12pt" officeooo:rsid="0043cbbe" style:font-size-asian="12pt" style:font-size-complex="12pt"/>
    </style:style>
    <style:style style:name="T63" style:family="text">
      <style:text-properties style:text-position="sub 58%" style:font-name="Calibri1" fo:font-size="12pt" officeooo:rsid="00452600" style:font-size-asian="12pt" style:font-size-complex="12pt"/>
    </style:style>
    <style:style style:name="T64" style:family="text">
      <style:text-properties style:text-position="0% 100%" style:font-name="Calibri1" fo:font-size="12pt" officeooo:rsid="0043cbbe" style:font-size-asian="12pt" style:font-size-complex="12pt"/>
    </style:style>
    <style:style style:name="T65" style:family="text">
      <style:text-properties style:text-position="0% 100%" style:font-name="Calibri1" fo:font-size="12pt" officeooo:rsid="00452600" style:font-size-asian="12pt" style:font-size-complex="12pt"/>
    </style:style>
    <style:style style:name="T66" style:family="text">
      <style:text-properties style:text-position="0% 100%" style:font-name="Liberation Mono1" fo:font-size="11pt" officeooo:rsid="0043cbbe" style:font-size-asian="11pt" style:font-size-complex="11pt"/>
    </style:style>
    <style:style style:name="T67" style:family="text">
      <style:text-properties officeooo:rsid="0048c11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JHDF5 (HDF5 for Java) <text:span text:style-name="T1">18.10</text:span></text:p>
      <text:h text:style-name="P7" text:outline-level="1"><text:bookmark text:name="JHDF5%2528HDF5forJava%2529-Introduction"/><text:bookmark-start text:name="__RefHeading___Toc871_2699930426"/><text:bookmark-start text:name="_Toc407110427"/>Introduction<text:bookmark-end text:name="__RefHeading___Toc871_2699930426"/><text:bookmark-end text:name="_Toc407110427"/></text:h>
      <text:p text:style-name="Text_20_body">HDF5 is an efficient, well-documented, non-proprietary binary data format and library developed and maintained by the <text:a xlink:type="simple" xlink:href="http://hdfgroup.org/" text:style-name="Internet_20_link" text:visited-style-name="Visited_20_Internet_20_Link">HDF Group</text:a>. The library provided by the HDF Group is written in C and available under a liberal BSD-style Open Source software license. It has over 600 API calls and is very powerful and configurable, but it is not trivial to use.</text:p>
      <text:p text:style-name="Standard">SIS (formerly CISD) has developed an easy-to-use high-level API for HDF5 written in Java and available under the Apache License 2.0 called JHDF5. The API works on top of the low-level API provided by the HDF Group and the files created with the SIS API are fully compatible with HDF5 1.6/1.8/<text:span text:style-name="T1">1.10</text:span> (as you choose).</text:p>
      <text:p text:style-name="Standard"/>
      <text:h text:style-name="Heading_20_2" text:outline-level="2"><text:bookmark-start text:name="_Toc407110428"/><text:bookmark-start text:name="__RefHeading___Toc873_2699930426"/>Table of Content<text:bookmark-end text:name="_Toc407110428"/><text:bookmark-end text:name="__RefHeading___Toc873_2699930426"/></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871_2699930426">Introduction<text:tab/>1</text:a></text:p>
          <text:p text:style-name="P46"><text:a xlink:type="simple" xlink:href="#__RefHeading___Toc873_2699930426">Table of Content<text:tab/>1</text:a></text:p>
          <text:p text:style-name="P45"><text:a xlink:type="simple" xlink:href="#__RefHeading___Toc875_2699930426">Simple Use Case<text:tab/>2</text:a></text:p>
          <text:p text:style-name="P45"><text:a xlink:type="simple" xlink:href="#__RefHeading___Toc2735_763468735">Overview of the library<text:tab/>2</text:a></text:p>
          <text:p text:style-name="P45"><text:a xlink:type="simple" xlink:href="#__RefHeading___Toc1844_1814962144">Numeric Data Types<text:tab/>3</text:a></text:p>
          <text:p text:style-name="P45"><text:a xlink:type="simple" xlink:href="#__RefHeading___Toc1846_1814962144">Compound Data Types<text:tab/>4</text:a></text:p>
          <text:p text:style-name="P45"><text:a xlink:type="simple" xlink:href="#__RefHeading___Toc877_2699930426">System requirements<text:tab/>4</text:a></text:p>
          <text:p text:style-name="P45"><text:a xlink:type="simple" xlink:href="#__RefHeading___Toc879_2699930426">FAQ<text:tab/>5</text:a></text:p>
          <text:p text:style-name="P46"><text:a xlink:type="simple" xlink:href="#__RefHeading___Toc881_2699930426">What does HDF5 stand for?<text:tab/>5</text:a></text:p>
          <text:p text:style-name="P46"><text:a xlink:type="simple" xlink:href="#__RefHeading___Toc883_2699930426">What about HDFx with x &lt; 5?<text:tab/>5</text:a></text:p>
          <text:p text:style-name="P46"><text:a xlink:type="simple" xlink:href="#__RefHeading___Toc885_2699930426">What does the Hierarchical stand for in HDF?<text:tab/>5</text:a></text:p>
          <text:p text:style-name="P46"><text:a xlink:type="simple" xlink:href="#__RefHeading___Toc887_2699930426">Why would I want to use it?<text:tab/>5</text:a></text:p>
          <text:p text:style-name="P46"><text:a xlink:type="simple" xlink:href="#__RefHeading___Toc889_2699930426">Can I read and write data that are larger than the available RAM of my JRE?<text:tab/>5</text:a></text:p>
          <text:p text:style-name="P46"><text:a xlink:type="simple" xlink:href="#__RefHeading___Toc891_2699930426">Is JHDF5 thread-safe?<text:tab/>6</text:a></text:p>
          <text:p text:style-name="P46"><text:a xlink:type="simple" xlink:href="#__RefHeading___Toc893_2699930426">HDF5 sounds like a "file system within a file". How does it compare?<text:tab/>6</text:a></text:p>
          <text:p text:style-name="P46"><text:a xlink:type="simple" xlink:href="#__RefHeading___Toc895_2699930426">Are there important HDF5 concepts that do not translate to the file system analog?<text:tab/>6</text:a></text:p>
          <text:p text:style-name="P46"><text:a xlink:type="simple" xlink:href="#__RefHeading___Toc897_2699930426">What is a Data Type?<text:tab/>6</text:a></text:p>
          <text:p text:style-name="P46"><text:a xlink:type="simple" xlink:href="#__RefHeading___Toc899_2699930426">What is an Opaque Data Type and a Tag?<text:tab/>7</text:a></text:p>
          <text:p text:style-name="P46"><text:a xlink:type="simple" xlink:href="#__RefHeading___Toc901_2699930426">What is a Data Space?<text:tab/>7</text:a></text:p>
          <text:p text:style-name="P46"><text:a xlink:type="simple" xlink:href="#__RefHeading___Toc903_2699930426">What is a Storage Layout?<text:tab/>7</text:a></text:p>
          <text:p text:style-name="P46"><text:a xlink:type="simple" xlink:href="#__RefHeading___Toc905_2699930426">Can I read only exactly the same type that I wrote? (Numeric Conversions)<text:tab/>7</text:a></text:p>
          <text:p text:style-name="P46"><text:a xlink:type="simple" xlink:href="#__RefHeading___Toc909_2699930426">What are Type Variants?<text:tab/>7</text:a></text:p>
          <text:p text:style-name="P46"><text:a xlink:type="simple" xlink:href="#__RefHeading___Toc911_2699930426">Is there an easy way to convert a directory with its content from a file system to an HDF5 file and vice versa?<text:tab/>8</text:a></text:p>
          <text:p text:style-name="P46"><text:a xlink:type="simple" xlink:href="#__RefHeading___Toc915_2699930426">What are the options to provide the native libraries?<text:tab/>8</text:a></text:p>
          <text:p text:style-name="P46"><text:a xlink:type="simple" xlink:href="#__RefHeading___Toc917_2699930426">What does JHDF5 need libunix.so for? Isn't HDF5 platform agnostic?<text:tab/>9</text:a></text:p>
        </text:index-body>
      </text:table-of-content>
      <text:h text:style-name="P8" text:outline-level="1"><text:bookmark-start text:name="_Toc407110429"/><text:bookmark-start text:name="__RefHeading___Toc875_2699930426"/><text:soft-page-break/>Simple Use Case<text:bookmark-end text:name="_Toc407110429"/><text:bookmark-end text:name="__RefHeading___Toc875_2699930426"/></text:h>
      <text:p text:style-name="Text_20_body">Assume you want to write a <text:span text:style-name="Teletype">float[]</text:span>. All you have to do is:</text:p>
      <text:p text:style-name="Preformatted_20_Text">float[] mydata = new float[1000];</text:p>
      <text:p text:style-name="Preformatted_20_Text">...&lt;fill mydata&gt;...</text:p>
      <text:p text:style-name="Preformatted_20_Text">IHDF5SimpleWriter writer = HDF5Factory.open("myfile.h5");</text:p>
      <text:p text:style-name="Preformatted_20_Text">writer.writeFloatArray("mydata", mydata);</text:p>
      <text:p text:style-name="P11">writer.close();</text:p>
      <text:p text:style-name="Text_20_body">That's it. If you want to read your data, do:</text:p>
      <text:p text:style-name="Preformatted_20_Text">IHDF5SimpleReader reader = HDF5Factory.openForReading("myfile.h5");</text:p>
      <text:p text:style-name="Preformatted_20_Text">float[] mydata = reader.readFloatArray("mydata");</text:p>
      <text:p text:style-name="Preformatted_20_Text">...&lt;use mydata&gt;...</text:p>
      <text:p text:style-name="Preformatted_20_Text">reader.close();</text:p>
      <text:p text:style-name="Preformatted_20_Text"/>
      <text:p text:style-name="Text_20_body">There is a lot more functionality available in the API, but you don't have to learn it until you need it. For details about the library, including some simple example programs, see the <text:a xlink:type="simple" xlink:href="http://svnsis.ethz.ch/doc/hdf5/hdf5-18.09" text:style-name="Internet_20_link" text:visited-style-name="Visited_20_Internet_20_Link">javadoc</text:a>. </text:p>
      <text:h text:style-name="P9" text:outline-level="1"><text:bookmark-start text:name="__RefHeading___Toc2735_763468735"/>Overview <text:span text:style-name="T44">of</text:span> the library<text:bookmark-end text:name="__RefHeading___Toc2735_763468735"/></text:h>
      <text:p text:style-name="P12">The full functionality of the library is available as a hierarchical, "quasi-fluent" API designed along the data types that JHDF5 can handle. It is explained in some detail in the javadoc of <text:a xlink:type="simple" xlink:href="http://svnsis.ethz.ch/doc/hdf5/hdf5-18.09/ch/systemsx/cisd/hdf5/IHDF5Reader.html" text:style-name="Internet_20_link" text:visited-style-name="Visited_20_Internet_20_Link">IHDF5Reader</text:a> and <text:a xlink:type="simple" xlink:href="http://svnsis.ethz.ch/doc/hdf5/hdf5-18.09/ch/systemsx/cisd/hdf5/IHDF5Writer.html" text:style-name="Internet_20_link" text:visited-style-name="Visited_20_Internet_20_Link">IHDF5Writer</text:a>.</text:p>
      <text:p text:style-name="P4">The hierarchical ("quasi-fluent") API provides the full functionality. It is designed along the data types supported by JHDF5. </text:p>
      <text:list xml:id="list1129382295" text:style-name="L1">
        <text:list-item>
          <text:p text:style-name="P29"><text:a xlink:type="simple" xlink:href="http://svnsis.ethz.ch/doc/hdf5/hdf5-18.09/ch/systemsx/cisd/hdf5/IHDF5Writer.html#file--" text:style-name="Internet_20_link" text:visited-style-name="Visited_20_Internet_20_Link"><text:span text:style-name="Source_20_Text"><text:span text:style-name="T7">file()</text:span></text:span></text:a>: File-level information and operations, <text:span text:style-name="T44">contains </text:span>e.g. <text:a xlink:type="simple" xlink:href="http://svnsis.ethz.ch/doc/hdf5/hdf5-18.09/ch/systemsx/cisd/hdf5/IHDF5FileLevelReadOnlyHandler.html#close--" text:style-name="Internet_20_link" text:visited-style-name="Visited_20_Internet_20_Link"><text:span text:style-name="Source_20_Text"><text:span text:style-name="T7">close()</text:span></text:span></text:a> <text:span text:style-name="T44">and </text:span><text:a xlink:type="simple" xlink:href="http://svnsis.ethz.ch/doc/hdf5/hdf5-18.09/ch/systemsx/cisd/hdf5/IHDF5FileLevelReadWriteHandler.html#flush--" text:style-name="Internet_20_link" text:visited-style-name="Visited_20_Internet_20_Link"><text:span text:style-name="T45">flush()</text:span></text:a><text:span text:style-name="T44"> </text:span>method. </text:p>
        </text:list-item>
        <text:list-item>
          <text:p text:style-name="P30"><text:a xlink:type="simple" xlink:href="http://svnsis.ethz.ch/doc/hdf5/hdf5-18.09/ch/systemsx/cisd/hdf5/IHDF5Writer.html#object--" text:style-name="Internet_20_link" text:visited-style-name="Visited_20_Internet_20_Link"><text:span text:style-name="Source_20_Text"><text:span text:style-name="T7">object()</text:span></text:span></text:a>: Object-level information, where "objects" can be data sets, links, groups or data types, following the concept of an HDF5 object. Here you can find method<text:span text:style-name="T44">s like</text:span> <text:a xlink:type="simple" xlink:href="http://svnsis.ethz.ch/doc/hdf5/hdf5-18.09/ch/systemsx/cisd/hdf5/IHDF5ObjectReadOnlyInfoProviderHandler.html#getGroupMemberInformation-java.lang.String-boolean-" text:style-name="Internet_20_link" text:visited-style-name="Visited_20_Internet_20_Link"><text:span text:style-name="Source_20_Text"><text:span text:style-name="T7">getGroupMemberInformation(String, boolean)</text:span></text:span></text:a> <text:span text:style-name="T44">and </text:span><text:a xlink:type="simple" xlink:href="http://svnsis.ethz.ch/doc/hdf5/hdf5-18.09/ch/systemsx/cisd/hdf5/IHDF5ObjectReadWriteInfoProviderHandler.html#createGroup-java.lang.String-" text:style-name="Internet_20_link" text:visited-style-name="Visited_20_Internet_20_Link"><text:span text:style-name="T44">createGroup(String)</text:span></text:a><text:span text:style-name="T44"> for creating and browsing groups </text:span>and method<text:span text:style-name="T44">s like</text:span> <text:a xlink:type="simple" xlink:href="http://svnsis.ethz.ch/doc/hdf5/hdf5-18.09/ch/systemsx/cisd/hdf5/IHDF5ObjectReadOnlyInfoProviderHandler.html#tryGetSymbolicLinkTarget-java.lang.String-" text:style-name="Internet_20_link" text:visited-style-name="Visited_20_Internet_20_Link"><text:span text:style-name="Source_20_Text"><text:span text:style-name="T7">tryGetSymbolicLinkTarget(String)</text:span></text:span></text:a> <text:span text:style-name="T44">and </text:span><text:a xlink:type="simple" xlink:href="http://svnsis.ethz.ch/doc/hdf5/hdf5-18.09/ch/systemsx/cisd/hdf5/IHDF5ObjectReadWriteInfoProviderHandler.html#createExternalLink-java.lang.String-java.lang.String-java.lang.String-" text:style-name="Internet_20_link" text:visited-style-name="Visited_20_Internet_20_Link"><text:span text:style-name="Source_20_Text"><text:span text:style-name="T7">createExternalLink</text:span></text:span></text:a><text:span text:style-name="Source_20_Text"><text:span text:style-name="T7">(String, String, String) </text:span></text:span>for <text:span text:style-name="T44">working with</text:span> symbolic link<text:span text:style-name="T44">s</text:span>. </text:p>
        </text:list-item>
        <text:list-item>
          <text:p text:style-name="P29"><text:a xlink:type="simple" xlink:href="http://svnsis.ethz.ch/doc/hdf5/hdf5-18.09/ch/systemsx/cisd/hdf5/IHDF5Writer.html#bool--" text:style-name="Internet_20_link" text:visited-style-name="Visited_20_Internet_20_Link"><text:span text:style-name="Source_20_Text"><text:span text:style-name="T7">bool()</text:span></text:span></text:a>: Reader <text:span text:style-name="T50">and writer </text:span>methods for boolean data sets, including bit fields. </text:p>
        </text:list-item>
        <text:list-item>
          <text:p text:style-name="P29"><text:a xlink:type="simple" xlink:href="http://svnsis.ethz.ch/doc/hdf5/hdf5-18.09/ch/systemsx/cisd/hdf5/IHDF5Writer.html#int8--" text:style-name="Internet_20_link" text:visited-style-name="Visited_20_Internet_20_Link"><text:span text:style-name="Source_20_Text"><text:span text:style-name="T7">int8()</text:span></text:span></text:a><text:span text:style-name="T7"> / </text:span><text:a xlink:type="simple" xlink:href="http://svnsis.ethz.ch/doc/hdf5/hdf5-18.09/ch/systemsx/cisd/hdf5/IHDF5Writer.html#int16--" text:style-name="Internet_20_link" text:visited-style-name="Visited_20_Internet_20_Link"><text:span text:style-name="Source_20_Text"><text:span text:style-name="T7">int16()</text:span></text:span></text:a><text:span text:style-name="T7"> / </text:span><text:a xlink:type="simple" xlink:href="http://svnsis.ethz.ch/doc/hdf5/hdf5-18.09/ch/systemsx/cisd/hdf5/IHDF5Writer.html#int32--" text:style-name="Internet_20_link" text:visited-style-name="Visited_20_Internet_20_Link"><text:span text:style-name="Source_20_Text"><text:span text:style-name="T7">int32()</text:span></text:span></text:a><text:span text:style-name="T7"> / </text:span><text:a xlink:type="simple" xlink:href="http://svnsis.ethz.ch/doc/hdf5/hdf5-18.09/ch/systemsx/cisd/hdf5/IHDF5Writer.html#int64--" text:style-name="Internet_20_link" text:visited-style-name="Visited_20_Internet_20_Link"><text:span text:style-name="Source_20_Text"><text:span text:style-name="T7">int64()</text:span></text:span></text:a>: Reader <text:span text:style-name="T50">and writer </text:span>methods for <text:span text:style-name="T55">signed </text:span>integer data sets, where “<text:span text:style-name="T54">8”, “16”, “32”, “64” denotes the number of bits of the integer type.</text:span> </text:p>
        </text:list-item>
        <text:list-item>
          <text:p text:style-name="P31"><text:a xlink:type="simple" xlink:href="http://svnsis.ethz.ch/doc/hdf5/hdf5-18.09/ch/systemsx/cisd/hdf5/IHDF5Writer.html#uint8--" text:style-name="Internet_20_link" text:visited-style-name="Visited_20_Internet_20_Link"><text:span text:style-name="Source_20_Text"><text:span text:style-name="T8">uint8()</text:span></text:span></text:a><text:span text:style-name="T7"> / </text:span><text:a xlink:type="simple" xlink:href="http://svnsis.ethz.ch/doc/hdf5/hdf5-18.09/ch/systemsx/cisd/hdf5/IHDF5Writer.html#uint16--" text:style-name="Internet_20_link" text:visited-style-name="Visited_20_Internet_20_Link"><text:span text:style-name="Source_20_Text"><text:span text:style-name="T8">uint16()</text:span></text:span></text:a><text:span text:style-name="T7"> / </text:span><text:a xlink:type="simple" xlink:href="http://svnsis.ethz.ch/doc/hdf5/hdf5-18.09/ch/systemsx/cisd/hdf5/IHDF5Writer.html#uint32--" text:style-name="Internet_20_link" text:visited-style-name="Visited_20_Internet_20_Link"><text:span text:style-name="Source_20_Text"><text:span text:style-name="T8">uint32()</text:span></text:span></text:a><text:span text:style-name="T7"> / </text:span><text:a xlink:type="simple" xlink:href="http://svnsis.ethz.ch/doc/hdf5/hdf5-18.09/ch/systemsx/cisd/hdf5/IHDF5Writer.html#uint64--" text:style-name="Internet_20_link" text:visited-style-name="Visited_20_Internet_20_Link"><text:span text:style-name="Source_20_Text"><text:span text:style-name="T8">uint64()</text:span></text:span></text:a>: Reader <text:span text:style-name="T50">and writer </text:span>methods for <text:span text:style-name="T55">unsigned </text:span>integer data sets, where “<text:span text:style-name="T54">8”, “16”, “32”, “64” denotes the number of bits of the integer type. </text:span>The methods will always read signed integers, <text:span text:style-name="T55">as Java only knows signed integer types. I</text:span>f you need unsigned integers, you need to convert them <text:span text:style-name="T56">using</text:span> one of the methods in <text:a xlink:type="simple" xlink:href="http://svnsis.ethz.ch/doc/hdf5/hdf5-18.09/ch/systemsx/cisd/hdf5/UnsignedIntUtils.html" text:style-name="Internet_20_link" text:visited-style-name="Visited_20_Internet_20_Link"><text:span text:style-name="Source_20_Text"><text:span text:style-name="T7">UnsignedIntUtils</text:span></text:span></text:a>. </text:p>
        </text:list-item>
        <text:list-item>
          <text:p text:style-name="P31"><text:a xlink:type="simple" xlink:href="http://svnsis.ethz.ch/doc/hdf5/hdf5-18.09/ch/systemsx/cisd/hdf5/IHDF5Writer.html#float32--" text:style-name="Internet_20_link" text:visited-style-name="Visited_20_Internet_20_Link"><text:span text:style-name="Source_20_Text"><text:span text:style-name="T7">float32()</text:span></text:span></text:a><text:span text:style-name="T7"> / </text:span><text:a xlink:type="simple" xlink:href="http://svnsis.ethz.ch/doc/hdf5/hdf5-18.09/ch/systemsx/cisd/hdf5/IHDF5Writer.html#float64--" text:style-name="Internet_20_link" text:visited-style-name="Visited_20_Internet_20_Link"><text:span text:style-name="Source_20_Text"><text:span text:style-name="T7">float64()</text:span></text:span></text:a>: Reader <text:span text:style-name="T50">and writer </text:span>methods for float data sets, where “<text:span text:style-name="T53">32” </text:span><text:soft-page-break/><text:span text:style-name="T53">stands for 32bit floating point numbers, “64” for 64bit floating point numbers.</text:span> </text:p>
        </text:list-item>
        <text:list-item>
          <text:p text:style-name="P29"><text:a xlink:type="simple" xlink:href="http://svnsis.ethz.ch/doc/hdf5/hdf5-18.09/ch/systemsx/cisd/hdf5/IHDF5Writer.html#time--" text:style-name="Internet_20_link" text:visited-style-name="Visited_20_Internet_20_Link"><text:span text:style-name="Source_20_Text"><text:span text:style-name="T7">time()</text:span></text:span></text:a><text:span text:style-name="T7"> / </text:span><text:a xlink:type="simple" xlink:href="http://svnsis.ethz.ch/doc/hdf5/hdf5-18.09/ch/systemsx/cisd/hdf5/IHDF5Writer.html#duration--" text:style-name="Internet_20_link" text:visited-style-name="Visited_20_Internet_20_Link"><text:span text:style-name="Source_20_Text"><text:span text:style-name="T7">duration()</text:span></text:span></text:a>: Reader <text:span text:style-name="T50">and writer </text:span>methods for time stamp (or date) and for time duration data sets. </text:p>
        </text:list-item>
        <text:list-item>
          <text:p text:style-name="P29"><text:a xlink:type="simple" xlink:href="http://svnsis.ethz.ch/doc/hdf5/hdf5-18.09/ch/systemsx/cisd/hdf5/IHDF5Writer.html#string--" text:style-name="Internet_20_link" text:visited-style-name="Visited_20_Internet_20_Link"><text:span text:style-name="Source_20_Text"><text:span text:style-name="T7">string()</text:span></text:span></text:a>: Reader <text:span text:style-name="T50">and writer </text:span>methods for string data sets. </text:p>
        </text:list-item>
        <text:list-item>
          <text:p text:style-name="P29"><text:a xlink:type="simple" xlink:href="http://svnsis.ethz.ch/doc/hdf5/hdf5-18.09/ch/systemsx/cisd/hdf5/IHDF5Writer.html#enumeration--" text:style-name="Internet_20_link" text:visited-style-name="Visited_20_Internet_20_Link"><text:span text:style-name="Source_20_Text"><text:span text:style-name="T7">enumeration()</text:span></text:span></text:a>: Reader <text:span text:style-name="T50">and writer </text:span>methods for enumeration data sets. </text:p>
        </text:list-item>
        <text:list-item>
          <text:p text:style-name="P29"><text:a xlink:type="simple" xlink:href="http://svnsis.ethz.ch/doc/hdf5/hdf5-18.09/ch/systemsx/cisd/hdf5/IHDF5Writer.html#compound--" text:style-name="Internet_20_link" text:visited-style-name="Visited_20_Internet_20_Link"><text:span text:style-name="Source_20_Text"><text:span text:style-name="T7">compound()</text:span></text:span></text:a>: Reader <text:span text:style-name="T50">and writer </text:span>methods for compound data sets. </text:p>
        </text:list-item>
        <text:list-item>
          <text:p text:style-name="P29"><text:a xlink:type="simple" xlink:href="http://svnsis.ethz.ch/doc/hdf5/hdf5-18.09/ch/systemsx/cisd/hdf5/IHDF5Writer.html#opaque--" text:style-name="Internet_20_link" text:visited-style-name="Visited_20_Internet_20_Link"><text:span text:style-name="Source_20_Text"><text:span text:style-name="T7">opaque()</text:span></text:span></text:a>: Reader <text:span text:style-name="T50">and writer </text:span>methods for data sets that are "black boxes" to HDF5 which are called "opaque data sets" in HDF5 jargon. Here you can also find methods of reading arbitrary data sets as byte arrays. </text:p>
        </text:list-item>
        <text:list-item>
          <text:p text:style-name="P26"><text:a xlink:type="simple" xlink:href="http://svnsis.ethz.ch/doc/hdf5/hdf5-18.09/ch/systemsx/cisd/hdf5/IHDF5Writer.html#reference--" text:style-name="Internet_20_link" text:visited-style-name="Visited_20_Internet_20_Link"><text:span text:style-name="Source_20_Text"><text:span text:style-name="T7">reference()</text:span></text:span></text:a>: Reader <text:span text:style-name="T50">and writer </text:span>methods for HDF5 object references. Note that object references, though similar to hard links on the first glance, are <text:span text:style-name="T51">specific in HDF5 and have quite some differences in that it refers to the actual data block rather than to a metadata entity.</text:span> <text:span text:style-name="T52">All reader methods support transparently resolving references as returned by the reader methods of this interface.</text:span></text:p>
        </text:list-item>
      </text:list>
      <text:p text:style-name="P13"><text:span text:style-name="T57">When the HDF5 file is opened in read-only mode, </text:span>read-only versions of each of these interfaces <text:span text:style-name="T57">will be returned </text:span>with <text:span text:style-name="T57">the read-only </text:span>subset of the methods.</text:p>
      <text:h text:style-name="P10" text:outline-level="1"><text:bookmark-start text:name="__RefHeading___Toc1844_1814962144"/>Num<text:span text:style-name="T61">eric </text:span>Data Types<text:bookmark-end text:name="__RefHeading___Toc1844_1814962144"/></text:h>
      <text:p text:style-name="P16">The reader and writer interfaces for num<text:span text:style-name="T61">eric</text:span> data types <text:a xlink:type="simple" xlink:href="http://svnsis.ethz.ch/doc/hdf5/hdf5-18.09/ch/systemsx/cisd/hdf5/IHDF5Writer.html#int8--" text:style-name="Internet_20_link" text:visited-style-name="Visited_20_Internet_20_Link"><text:span text:style-name="Source_20_Text"><text:span text:style-name="T7">int8()</text:span></text:span></text:a><text:span text:style-name="Source_20_Text"><text:span text:style-name="T7">,</text:span></text:span><text:span text:style-name="T7"> </text:span><text:a xlink:type="simple" xlink:href="http://svnsis.ethz.ch/doc/hdf5/hdf5-18.09/ch/systemsx/cisd/hdf5/IHDF5Writer.html#int16--" text:style-name="Internet_20_link" text:visited-style-name="Visited_20_Internet_20_Link"><text:span text:style-name="Source_20_Text"><text:span text:style-name="T7">int16()</text:span></text:span></text:a><text:span text:style-name="Source_20_Text"><text:span text:style-name="T7">,</text:span></text:span><text:span text:style-name="T7"> </text:span><text:a xlink:type="simple" xlink:href="http://svnsis.ethz.ch/doc/hdf5/hdf5-18.09/ch/systemsx/cisd/hdf5/IHDF5Writer.html#int32--" text:style-name="Internet_20_link" text:visited-style-name="Visited_20_Internet_20_Link"><text:span text:style-name="Source_20_Text"><text:span text:style-name="T7">int32()</text:span></text:span></text:a><text:span text:style-name="Source_20_Text"><text:span text:style-name="T7">,</text:span></text:span><text:span text:style-name="T7"> </text:span><text:a xlink:type="simple" xlink:href="http://svnsis.ethz.ch/doc/hdf5/hdf5-18.09/ch/systemsx/cisd/hdf5/IHDF5Writer.html#int64--" text:style-name="Internet_20_link" text:visited-style-name="Visited_20_Internet_20_Link"><text:span text:style-name="Source_20_Text"><text:span text:style-name="T7">int64()</text:span></text:span></text:a><text:span text:style-name="Source_20_Text"><text:span text:style-name="T7">,</text:span></text:span><text:a xlink:type="simple" xlink:href="http://svnsis.ethz.ch/doc/hdf5/hdf5-18.09/ch/systemsx/cisd/hdf5/IHDF5Writer.html#uint8--" text:style-name="Internet_20_link" text:visited-style-name="Visited_20_Internet_20_Link"><text:span text:style-name="Source_20_Text"><text:span text:style-name="T8">uint8()</text:span></text:span></text:a><text:span text:style-name="Source_20_Text"><text:span text:style-name="T8">,</text:span></text:span><text:span text:style-name="Source_20_Text"><text:span text:style-name="T7"> </text:span></text:span><text:a xlink:type="simple" xlink:href="http://svnsis.ethz.ch/doc/hdf5/hdf5-18.09/ch/systemsx/cisd/hdf5/IHDF5Writer.html#uint16--" text:style-name="Internet_20_link" text:visited-style-name="Visited_20_Internet_20_Link"><text:span text:style-name="Source_20_Text"><text:span text:style-name="T8">uint16()</text:span></text:span></text:a><text:span text:style-name="Source_20_Text"><text:span text:style-name="T8">,</text:span></text:span><text:span text:style-name="Source_20_Text"><text:span text:style-name="T7"> </text:span></text:span><text:a xlink:type="simple" xlink:href="http://svnsis.ethz.ch/doc/hdf5/hdf5-18.09/ch/systemsx/cisd/hdf5/IHDF5Writer.html#uint32--" text:style-name="Internet_20_link" text:visited-style-name="Visited_20_Internet_20_Link"><text:span text:style-name="Source_20_Text"><text:span text:style-name="T8">uint32()</text:span></text:span></text:a><text:span text:style-name="Source_20_Text"><text:span text:style-name="T8">,</text:span></text:span><text:span text:style-name="Source_20_Text"><text:span text:style-name="T7"> </text:span></text:span><text:a xlink:type="simple" xlink:href="http://svnsis.ethz.ch/doc/hdf5/hdf5-18.09/ch/systemsx/cisd/hdf5/IHDF5Writer.html#uint64--" text:style-name="Internet_20_link" text:visited-style-name="Visited_20_Internet_20_Link"><text:span text:style-name="Source_20_Text"><text:span text:style-name="T8">uint64()</text:span></text:span></text:a><text:span text:style-name="Source_20_Text"><text:span text:style-name="T8">, </text:span></text:span><text:a xlink:type="simple" xlink:href="http://svnsis.ethz.ch/doc/hdf5/hdf5-18.09/ch/systemsx/cisd/hdf5/IHDF5Writer.html#float32--" text:style-name="Internet_20_link" text:visited-style-name="Visited_20_Internet_20_Link"><text:span text:style-name="Source_20_Text"><text:span text:style-name="T8">float32()</text:span></text:span></text:a><text:span text:style-name="Source_20_Text"><text:span text:style-name="T8">, </text:span></text:span><text:a xlink:type="simple" xlink:href="http://svnsis.ethz.ch/doc/hdf5/hdf5-18.09/ch/systemsx/cisd/hdf5/IHDF5Writer.html#float64--" text:style-name="Internet_20_link" text:visited-style-name="Visited_20_Internet_20_Link"><text:span text:style-name="Source_20_Text"><text:span text:style-name="T8">float64()</text:span></text:span></text:a><text:span text:style-name="Source_20_Text"><text:span text:style-name="T8"> </text:span></text:span><text:span text:style-name="Source_20_Text"><text:span text:style-name="T22">all provide the same methods, just with different primitive Java data types. </text:span></text:span></text:p>
      <text:p text:style-name="P5"><text:span text:style-name="Source_20_Text"><text:span text:style-name="T23">T</text:span></text:span><text:span text:style-name="Source_20_Text"><text:span text:style-name="T22">he interfaces allow reading and writing of</text:span></text:span></text:p>
      <text:list xml:id="list1760241182" text:style-name="L2">
        <text:list-item>
          <text:p text:style-name="P32"><text:span text:style-name="Source_20_Text"><text:span text:style-name="T22">Scalar data </text:span></text:span><text:span text:style-name="Source_20_Text"><text:span text:style-name="T23">sets (</text:span></text:span><text:span text:style-name="Source_20_Text"><text:span text:style-name="T47">write() / read()</text:span></text:span><text:span text:style-name="Source_20_Text"><text:span text:style-name="T23">),</text:span></text:span></text:p>
        </text:list-item>
        <text:list-item>
          <text:p text:style-name="P33"><text:span text:style-name="Source_20_Text"><text:span text:style-name="T28">One-dimensional array</text:span></text:span><text:span text:style-name="Source_20_Text"><text:span text:style-name="T23"> data sets (</text:span></text:span><text:span text:style-name="Source_20_Text"><text:span text:style-name="T47">writeArray() / readArray()</text:span></text:span><text:span text:style-name="Source_20_Text"><text:span text:style-name="T23">),</text:span></text:span></text:p>
        </text:list-item>
        <text:list-item>
          <text:p text:style-name="P34"><text:span text:style-name="Source_20_Text"><text:span text:style-name="T28">Multi-dimensional array</text:span></text:span><text:span text:style-name="Source_20_Text"><text:span text:style-name="T23"> data sets (</text:span></text:span><text:span text:style-name="Source_20_Text"><text:span text:style-name="T47">write</text:span></text:span><text:span text:style-name="Source_20_Text"><text:span text:style-name="T48">MD</text:span></text:span><text:span text:style-name="Source_20_Text"><text:span text:style-name="T47">Array() / read</text:span></text:span><text:span text:style-name="Source_20_Text"><text:span text:style-name="T48">MD</text:span></text:span><text:span text:style-name="Source_20_Text"><text:span text:style-name="T47">Array()</text:span></text:span><text:span text:style-name="Source_20_Text"><text:span text:style-name="T23">),</text:span></text:span></text:p>
        </text:list-item>
        <text:list-item>
          <text:p text:style-name="P34"><text:span text:style-name="Source_20_Text"><text:span text:style-name="T23">Scalar attributes (</text:span></text:span><text:span text:style-name="Source_20_Text"><text:span text:style-name="T48">getAttr</text:span></text:span><text:span text:style-name="Source_20_Text"><text:span text:style-name="T47">() / </text:span></text:span><text:span text:style-name="Source_20_Text"><text:span text:style-name="T48">setAttr</text:span></text:span><text:span text:style-name="Source_20_Text"><text:span text:style-name="T47">()</text:span></text:span><text:span text:style-name="Source_20_Text"><text:span text:style-name="T23">),</text:span></text:span></text:p>
        </text:list-item>
        <text:list-item>
          <text:p text:style-name="P34"><text:span text:style-name="Source_20_Text"><text:span text:style-name="T23">One-dimensional array attributes (</text:span></text:span><text:span text:style-name="Source_20_Text"><text:span text:style-name="T48">getArrayAttr</text:span></text:span><text:span text:style-name="Source_20_Text"><text:span text:style-name="T47">() / </text:span></text:span><text:span text:style-name="Source_20_Text"><text:span text:style-name="T48">setArrayAttr</text:span></text:span><text:span text:style-name="Source_20_Text"><text:span text:style-name="T47">()</text:span></text:span><text:span text:style-name="Source_20_Text"><text:span text:style-name="T23">),</text:span></text:span></text:p>
        </text:list-item>
        <text:list-item>
          <text:p text:style-name="P34"><text:span text:style-name="Source_20_Text"><text:span text:style-name="T23">Multi-dimensional array attributes (</text:span></text:span><text:span text:style-name="Source_20_Text"><text:span text:style-name="T48">getMDArrayAttr</text:span></text:span><text:span text:style-name="Source_20_Text"><text:span text:style-name="T47">() / </text:span></text:span><text:span text:style-name="Source_20_Text"><text:span text:style-name="T48">setMDArrayAttr</text:span></text:span><text:span text:style-name="Source_20_Text"><text:span text:style-name="T47">()</text:span></text:span><text:span text:style-name="Source_20_Text"><text:span text:style-name="T23">).</text:span></text:span></text:p>
        </text:list-item>
      </text:list>
      <text:p text:style-name="P17"><text:span text:style-name="Source_20_Text"><text:span text:style-name="T23">There are methods for </text:span></text:span><text:span text:style-name="Source_20_Text"><text:span text:style-name="T28">matrices</text:span></text:span><text:span text:style-name="Source_20_Text"><text:span text:style-name="T23"> (e.g. </text:span></text:span><text:span text:style-name="Source_20_Text"><text:span text:style-name="T46">float[][]</text:span></text:span><text:span text:style-name="Source_20_Text"><text:span text:style-name="T21">), but these are no special data types, but mere convenience types for two-dimensional arrays.</text:span></text:span></text:p>
      <text:p text:style-name="P14"><text:span text:style-name="Source_20_Text"><text:span text:style-name="T23">One- and multi-dimensional array data sets can be written and read in full or </text:span></text:span><text:span text:style-name="Source_20_Text"><text:span text:style-name="T28">block-wise</text:span></text:span><text:span text:style-name="Source_20_Text"><text:span text:style-name="T23">. </text:span></text:span><text:span text:style-name="Source_20_Text"><text:span text:style-name="T24">The position of a b</text:span></text:span><text:span text:style-name="Source_20_Text"><text:span text:style-name="T23">lock </text:span></text:span><text:span text:style-name="Source_20_Text"><text:span text:style-name="T24">in the file</text:span></text:span><text:span text:style-name="Source_20_Text"><text:span text:style-name="T23"> can be either </text:span></text:span><text:span text:style-name="Source_20_Text"><text:span text:style-name="T24">specified <text:s/>by “offset” (method suffix </text:span></text:span><text:span text:style-name="Source_20_Text"><text:span text:style-name="T49">WithOffset</text:span></text:span><text:span text:style-name="Source_20_Text"><text:span text:style-name="T24">) or by “block number” which is “offset x block size” (no suffix). </text:span></text:span><text:span text:style-name="Source_20_Text"><text:span text:style-name="T27">The “natural blocks” are given by the chunk size that was used when creating the data set. The method </text:span></text:span><text:span text:style-name="Source_20_Text"><text:span text:style-name="T58">getArrayNaturalBlocks</text:span></text:span><text:span text:style-name="Source_20_Text"><text:span text:style-name="T59">() can be used to iterate over all natural blocks </text:span></text:span><text:span text:style-name="Source_20_Text"><text:span text:style-name="T60">of a data set</text:span></text:span><text:span text:style-name="Source_20_Text"><text:span text:style-name="T59">.</text:span></text:span></text:p>
      <text:p text:style-name="P15"><text:span text:style-name="Source_20_Text"><text:span text:style-name="T25">The library supports writing and reading </text:span></text:span><text:span text:style-name="Source_20_Text"><text:span text:style-name="T29">slices</text:span></text:span><text:span text:style-name="Source_20_Text"><text:span text:style-name="T25"> of multi-dimensional data sets. A slice has one or more dimensions fixed to a given value (“bound indices”). Assume you have a 5-dimensional array with dimension { i</text:span></text:span><text:span text:style-name="Source_20_Text"><text:span text:style-name="T62">0 <text:s/></text:span></text:span><text:span text:style-name="Source_20_Text"><text:span text:style-name="T65">= 0..9</text:span></text:span><text:span text:style-name="Source_20_Text"><text:span text:style-name="T25">, i</text:span></text:span><text:span text:style-name="Source_20_Text"><text:span text:style-name="T62">1 </text:span></text:span><text:span text:style-name="Source_20_Text"><text:span text:style-name="T26">= 0..9</text:span></text:span><text:span text:style-name="Source_20_Text"><text:span text:style-name="T25">, i</text:span></text:span><text:span text:style-name="Source_20_Text"><text:span text:style-name="T63">2 </text:span></text:span><text:span text:style-name="Source_20_Text"><text:span text:style-name="T26">= 0..9</text:span></text:span><text:span text:style-name="Source_20_Text"><text:span text:style-name="T25">, i</text:span></text:span><text:span text:style-name="Source_20_Text"><text:span text:style-name="T63">3 </text:span></text:span><text:span text:style-name="Source_20_Text"><text:span text:style-name="T26">= 0..9</text:span></text:span><text:span text:style-name="Source_20_Text"><text:span text:style-name="T25">, i</text:span></text:span><text:span text:style-name="Source_20_Text"><text:span text:style-name="T63">4 </text:span></text:span><text:span text:style-name="Source_20_Text"><text:span text:style-name="T26">= 0..9</text:span></text:span><text:span text:style-name="Source_20_Text"><text:span text:style-name="T25"> } (indices 0 – 4) and request reading a slice with bound indices { i</text:span></text:span><text:span text:style-name="Source_20_Text"><text:span text:style-name="T62">1</text:span></text:span><text:span text:style-name="Source_20_Text"><text:span text:style-name="T25"> ← 8, i</text:span></text:span><text:span text:style-name="Source_20_Text"><text:span text:style-name="T62">3</text:span></text:span><text:span text:style-name="Source_20_Text"><text:span text:style-name="T25"> ← 0 }. This will return you a 3-dimensional data with free indices i</text:span></text:span><text:span text:style-name="Source_20_Text"><text:span text:style-name="T62">0</text:span></text:span><text:span text:style-name="Source_20_Text"><text:span text:style-name="T64">, i</text:span></text:span><text:span text:style-name="Source_20_Text"><text:span text:style-name="T62">2</text:span></text:span><text:span text:style-name="Source_20_Text"><text:span text:style-name="T64">, i</text:span></text:span><text:span text:style-name="Source_20_Text"><text:span text:style-name="T62">4</text:span></text:span><text:span text:style-name="Source_20_Text"><text:span text:style-name="T64">: { i</text:span></text:span><text:span text:style-name="Source_20_Text"><text:span text:style-name="T62">0 <text:s/></text:span></text:span><text:span text:style-name="Source_20_Text"><text:span text:style-name="T65">= 0..9</text:span></text:span><text:span text:style-name="Source_20_Text"><text:span text:style-name="T64">, i</text:span></text:span><text:span text:style-name="Source_20_Text"><text:span text:style-name="T62">1 </text:span></text:span><text:span text:style-name="Source_20_Text"><text:span text:style-name="T64">← </text:span></text:span><text:span text:style-name="Source_20_Text"><text:span text:style-name="T65">8</text:span></text:span><text:span text:style-name="Source_20_Text"><text:span text:style-name="T64">, i</text:span></text:span><text:span text:style-name="Source_20_Text"><text:span text:style-name="T63">2 </text:span></text:span><text:span text:style-name="Source_20_Text"><text:span text:style-name="T65">= 0..9</text:span></text:span><text:span text:style-name="Source_20_Text"><text:span text:style-name="T64">, i</text:span></text:span><text:span text:style-name="Source_20_Text"><text:span text:style-name="T63">3 </text:span></text:span><text:span text:style-name="Source_20_Text"><text:span text:style-name="T64">← </text:span></text:span><text:span text:style-name="Source_20_Text"><text:span text:style-name="T65">0</text:span></text:span><text:span text:style-name="Source_20_Text"><text:span text:style-name="T64">, i</text:span></text:span><text:span text:style-name="Source_20_Text"><text:span text:style-name="T63">4 </text:span></text:span><text:span text:style-name="Source_20_Text"><text:span text:style-name="T65">= 0..9</text:span></text:span><text:span text:style-name="Source_20_Text"><text:span text:style-name="T64"> }. Slices and blocks can be combined, that is you can write or read a block of a slice of a data set (using methods like </text:span></text:span><text:span text:style-name="Source_20_Text"><text:span text:style-name="T66">writeSlicedMDArrayBlock()</text:span></text:span><text:span text:style-name="Source_20_Text"><text:span text:style-name="T64">).</text:span></text:span></text:p>
      <text:h text:style-name="P44" text:outline-level="1"><text:bookmark-start text:name="__RefHeading___Toc1846_1814962144"/><text:soft-page-break/>Compound Data Types<text:bookmark-end text:name="__RefHeading___Toc1846_1814962144"/></text:h>
      <text:p text:style-name="P21">Compound types in HDF5 are types that can combine multiple elementary values of a different elementary type, the so-called “members”. For example a compound type can have members of type <text:span text:style-name="T4">String</text:span>, a <text:span text:style-name="T4">float</text:span> and a <text:span text:style-name="T4">boolean</text:span>. Each of the values has a name (or key) that is used to access it. In memory, HDF5 compound types can be represented by simple Java classes of the <text:a xlink:type="simple" xlink:href="http://en.wikipedia.org/wiki/Data_transfer_object" text:style-name="Internet_20_link" text:visited-style-name="Visited_20_Internet_20_Link"><text:span text:style-name="T2">Data Transfer Object</text:span></text:a> type. Actually it is very simple to create an HDF5 compound type from a Java class like so:</text:p>
      <text:p text:style-name="P21"/>
      <text:p text:style-name="P18">HDF5CompoundType&lt;MyData&gt; type =</text:p>
      <text:p text:style-name="P18"><text:s text:c="3"/>writer.compound().getInferredAnonType(MyData.class);</text:p>
      <text:p text:style-name="P19"/>
      <text:p text:style-name="P21">One can then write an object of <text:span text:style-name="T6">MyData</text:span> into the file like this:</text:p>
      <text:p text:style-name="P21"/>
      <text:p text:style-name="P18">writer.compound().write("ds_name", type, myData);</text:p>
      <text:p text:style-name="P18"/>
      <text:p text:style-name="P20">Alternatively, the compound type can be created on-the-fly:</text:p>
      <text:p text:style-name="P18"/>
      <text:p text:style-name="P18">writer.compound().write("ds_name", myData);</text:p>
      <text:p text:style-name="P18"/>
      <text:p text:style-name="P20">A compound of this type can be read like so:</text:p>
      <text:p text:style-name="P18"/>
      <text:p text:style-name="P18">MyData cpd = reader.compound().read("name", MyData.class);</text:p>
      <text:p text:style-name="P19"/>
      <text:p text:style-name="P22">You can also write compound data from and read them into maps, lists or arrays by specifying instead of a DTO class a <text:span text:style-name="T4">HDF5CompoundDataMap.class, HDF5CompoundDataList.class</text:span> or <text:span text:style-name="T4">Object[].class</text:span>, respectively. This can be used to create and read compound structures that are only known at runtime. An example is:</text:p>
      <text:p text:style-name="P23"/>
      <text:p text:style-name="P22"><text:span text:style-name="T4">HDF5CompoundDataMap</text:span><text:span text:style-name="T5"> cpd = </text:span></text:p>
      <text:p text:style-name="P24"><text:span text:style-name="T5">reader.compound().read("name", </text:span><text:span text:style-name="T4">HDF5CompoundDataMap</text:span><text:span text:style-name="T5">.class);</text:span></text:p>
      <text:h text:style-name="P8" text:outline-level="1"><text:bookmark-start text:name="_Toc407110430"/><text:bookmark-start text:name="__RefHeading___Toc877_2699930426"/>System requirements<text:bookmark-end text:name="_Toc407110430"/><text:bookmark-end text:name="__RefHeading___Toc877_2699930426"/></text:h>
      <text:p text:style-name="Text_20_body">The minimum version of Java required is Java <text:span text:style-name="T11">8</text:span>. The library has been tested with Opened<text:span text:style-name="T40"> / Oracle Java</text:span> <text:span text:style-name="T11">8</text:span> and <text:span text:style-name="T11">11</text:span>.</text:p>
      <text:p text:style-name="Text_20_body">JHDF5 contains <text:span text:style-name="T36">the </text:span>native <text:span text:style-name="T36">HDF5 </text:span>librar<text:span text:style-name="T36">y in version 1.10.x and other native libraries. For these native libraries, </text:span>minimum requirements <text:span text:style-name="T36">apply </text:span>for the Operating System and CPU <text:span text:style-name="T37">Model they can run on.</text:span></text:p>
      <text:p text:style-name="Text_20_body">The following systems <text:span text:style-name="T12">have been tested (in braces systems that should work):</text:span></text:p>
      <text:list xml:id="list193981538" text:style-name="WWNum1">
        <text:list-item>
          <text:p text:style-name="P35">Linux x86 and x86_64: <text:span text:style-name="T11">CentOS</text:span> 7 <text:span text:style-name="T11">and Ubuntu 16.04 (</text:span>other modern Linux distributions <text:span text:style-name="T11">should</text:span> work<text:span text:style-name="T12">)</text:span></text:p>
        </text:list-item>
        <text:list-item>
          <text:p text:style-name="P36">Linux ARMv<text:span text:style-name="T41">7l</text:span>: Caspian <text:span text:style-name="T11"><text:s/>Stretch (</text:span><text:span text:style-name="Strong_20_Emphasis"><text:span text:style-name="T42">2018-06-27</text:span></text:span><text:span text:style-name="T11">) on a Raspberry Pi 3 Model B+ (older Caspian releases and Raspberry Pi generations and models should work)</text:span></text:p>
        </text:list-item>
        <text:list-item>
          <text:p text:style-name="P35"><text:soft-page-break/>Apple MacOS X x86_64: MacOS<text:span text:style-name="T12">X</text:span> 10.<text:span text:style-name="T12">13 (MacOSX 10.11 an 10.12 should work)</text:span></text:p>
        </text:list-item>
        <text:list-item>
          <text:p text:style-name="P40">Microsoft Windows <text:span text:style-name="T12">10 64 bit (Windows </text:span>Server 20<text:span text:style-name="T12">16 should work)</text:span></text:p>
        </text:list-item>
      </text:list>
      <text:p text:style-name="P2"/>
      <text:h text:style-name="P8" text:outline-level="1"><text:bookmark-start text:name="_Toc407110431"/><text:bookmark-start text:name="__RefHeading___Toc879_2699930426"/>FAQ<text:bookmark-end text:name="_Toc407110431"/><text:bookmark-end text:name="__RefHeading___Toc879_2699930426"/></text:h>
      <text:h text:style-name="Heading_20_2" text:outline-level="2"><text:bookmark text:name="HDF5FAQ-WhatdoesHDF5standfor%253F"/><text:bookmark-start text:name="__RefHeading___Toc881_2699930426"/><text:bookmark-start text:name="_Toc407110432"/>What does HDF5 stand for?<text:bookmark-end text:name="__RefHeading___Toc881_2699930426"/><text:bookmark-end text:name="_Toc407110432"/></text:h>
      <text:p text:style-name="Text_20_body">HDF5 stands for <text:span text:style-name="Emphasis">Hierarchical Data Format</text:span> v5. </text:p>
      <text:p text:style-name="Text_20_body">It is an efficient, well-documented, non-proprietary binary data format and library developed and maintained by the <text:a xlink:type="simple" xlink:href="http://hdfgroup.org/" text:style-name="Internet_20_link" text:visited-style-name="Visited_20_Internet_20_Link">HDF Group</text:a>. </text:p>
      <text:h text:style-name="Heading_20_2" text:outline-level="2"><text:bookmark text:name="HDF5FAQ-WhataboutHDFxwithx%253C5%253F"/><text:bookmark-start text:name="__RefHeading___Toc883_2699930426"/><text:bookmark-start text:name="_Toc407110433"/>What about HDFx with x &lt; 5?<text:bookmark-end text:name="__RefHeading___Toc883_2699930426"/><text:bookmark-end text:name="_Toc407110433"/></text:h>
      <text:p text:style-name="Text_20_body">There has never been HDF1, HDF2, or HDF3, but there is HDF4, see <text:a xlink:type="simple" xlink:href="http://www.hdfgroup.org/products/hdf4/index.html" text:style-name="Internet_20_link" text:visited-style-name="Visited_20_Internet_20_Link">http://www.hdfgroup.org/products/hdf4/index.html</text:a>. If you don't have files in HDF4 format, you have probably no need to use it.</text:p>
      <text:h text:style-name="Heading_20_2" text:outline-level="2"><text:bookmark text:name="HDF5FAQ-WhatdoestheHierarchicalstandfori"/><text:bookmark-start text:name="__RefHeading___Toc885_2699930426"/><text:bookmark-start text:name="_Toc407110434"/>What does the <text:span text:style-name="Emphasis">Hierarchical</text:span> stand for in HDF?<text:bookmark-end text:name="__RefHeading___Toc885_2699930426"/><text:bookmark-end text:name="_Toc407110434"/></text:h>
      <text:p text:style-name="Text_20_body">You can use <text:span text:style-name="Emphasis">groups</text:span> in HDF5 which are pretty much the same as directories in a file system. You specify a path to a data set in an HDF5 file the same way you would specify a path to a file in a Unix file system, that is "<text:span text:style-name="Teletype">/path/to/dataset</text:span>". If you don't use slashes, your data sets will end up in the root group ("/"). Thus the path "<text:span text:style-name="Teletype">dataset</text:span>" is equivalent to "<text:span text:style-name="Teletype">/dataset</text:span>".</text:p>
      <text:h text:style-name="Heading_20_2" text:outline-level="2"><text:bookmark text:name="HDF5FAQ-WhywouldIwanttouseit%253F"/><text:bookmark-start text:name="__RefHeading___Toc887_2699930426"/><text:bookmark-start text:name="_Toc407110435"/>Why would I want to use it?<text:bookmark-end text:name="__RefHeading___Toc887_2699930426"/><text:bookmark-end text:name="_Toc407110435"/></text:h>
      <text:p text:style-name="Text_20_body">Some good reasons are:</text:p>
      <text:list xml:id="list2890025601" text:style-name="WWNum2">
        <text:list-item>
          <text:p text:style-name="P37">It is faster and more memory efficient than any ASCII based format. </text:p>
        </text:list-item>
        <text:list-item>
          <text:p text:style-name="P37">It has a well-defined on-disk format. </text:p>
        </text:list-item>
        <text:list-item>
          <text:p text:style-name="P37">It is portable and has been ported to many platforms. </text:p>
        </text:list-item>
        <text:list-item>
          <text:p text:style-name="P37">It can be read and written using an Open Source library. </text:p>
        </text:list-item>
        <text:list-item>
          <text:p text:style-name="P27">There is a dedicated <text:a xlink:type="simple" xlink:href="http://www.hdfgroup.org/about/" text:style-name="Internet_20_link" text:visited-style-name="Visited_20_Internet_20_Link">group of people</text:a> who is committed to ensure that you can still read data in that format in 50 years from now and this group has some customers with big pockets that have a vested interest in that, too. NASA, e.g., is using HDF5 for keeping the data of its long-term <text:a xlink:type="simple" xlink:href="http://eospso.gsfc.nasa.gov/" text:style-name="Internet_20_link" text:visited-style-name="Visited_20_Internet_20_Link">Earth Observing System</text:a>. </text:p>
        </text:list-item>
      </text:list>
      <text:h text:style-name="Heading_20_2" text:outline-level="2"><text:bookmark text:name="HDF5FAQ-CanIreadandwritedatathatarelarge"/><text:bookmark-start text:name="__RefHeading___Toc889_2699930426"/><text:bookmark-start text:name="_Toc407110437"/>Can I read and write data that are larger than the available RAM of my JRE?<text:bookmark-end text:name="__RefHeading___Toc889_2699930426"/><text:bookmark-end text:name="_Toc407110437"/></text:h>
      <text:p text:style-name="Text_20_body">Yes, you can. There are methods that allow you to do block-wise I/O. In order to create such a data set, you need to use methods like <text:span text:style-name="Teletype">IHDF5Writer.int64().createArray(String,long,int)</text:span>. For writing, you use <text:soft-page-break/><text:span text:style-name="Teletype">IHDF5Writer.int64().writeArrayBlock(String, long[], int)</text:span>, for reading, you use <text:span text:style-name="Teletype">IHDF5Reader.int64().readArrayBlock(String, int, long)</text:span>.</text:p>
      <text:h text:style-name="Heading_20_2" text:outline-level="2"><text:bookmark text:name="HDF5FAQ-HDF5soundslikea%2522filesystemwi"/><text:bookmark-start text:name="__RefHeading___Toc891_2699930426"/><text:bookmark-start text:name="_Toc407110438"/>Is JHDF5 thread-safe?<text:bookmark-end text:name="__RefHeading___Toc891_2699930426"/><text:bookmark-end text:name="_Toc407110438"/></text:h>
      <text:p text:style-name="Standard">Yes. It is safe to use JHDF5 concurrently from multiple threads, even when accessing the same file or data set.</text:p>
      <text:h text:style-name="Heading_20_2" text:outline-level="2"><text:bookmark-start text:name="_Toc407110439"/><text:bookmark-start text:name="__RefHeading___Toc893_2699930426"/>HDF5 sounds like a "file system within a file". How does it compare?<text:bookmark-end text:name="_Toc407110439"/><text:bookmark-end text:name="__RefHeading___Toc893_2699930426"/></text:h>
      <text:p text:style-name="Text_20_body">Yes, an HDF5 file is pretty much a Unix-style file system within a single file. Since you know the file system terms, it's handy to know how the HDF5 terms translate to file system terms, so here is the mapping table:</text:p>
      <table:table table:name="Table1" table:style-name="Table1">
        <table:table-column table:style-name="Table1.A"/>
        <table:table-column table:style-name="Table1.B"/>
        <table:table-row table:style-name="Table1.1">
          <table:table-cell table:style-name="Table1.A1" office:value-type="string">
            <text:p text:style-name="Table_20_Heading">HDF5 </text:p>
          </table:table-cell>
          <table:table-cell table:style-name="Table1.B1" office:value-type="string">
            <text:p text:style-name="Table_20_Heading">file system </text:p>
          </table:table-cell>
        </table:table-row>
        <table:table-row table:style-name="Table1.1">
          <table:table-cell table:style-name="Table1.A2" office:value-type="string">
            <text:p text:style-name="Table_20_Contents">data set </text:p>
          </table:table-cell>
          <table:table-cell table:style-name="Table1.B2" office:value-type="string">
            <text:p text:style-name="Table_20_Contents">file </text:p>
          </table:table-cell>
        </table:table-row>
        <table:table-row table:style-name="Table1.1">
          <table:table-cell table:style-name="Table1.A2" office:value-type="string">
            <text:p text:style-name="Table_20_Contents">group </text:p>
          </table:table-cell>
          <table:table-cell table:style-name="Table1.B2" office:value-type="string">
            <text:p text:style-name="Table_20_Contents">directory </text:p>
          </table:table-cell>
        </table:table-row>
        <table:table-row table:style-name="Table1.1">
          <table:table-cell table:style-name="Table1.A2" office:value-type="string">
            <text:p text:style-name="Table_20_Contents">attribute </text:p>
          </table:table-cell>
          <table:table-cell table:style-name="Table1.B2" office:value-type="string">
            <text:p text:style-name="Table_20_Contents">extended attribute (aka <text:span text:style-name="Teletype">xattr</text:span>) </text:p>
          </table:table-cell>
        </table:table-row>
        <table:table-row table:style-name="Table1.1">
          <table:table-cell table:style-name="Table1.A2" office:value-type="string">
            <text:p text:style-name="Table_20_Contents">hard link </text:p>
          </table:table-cell>
          <table:table-cell table:style-name="Table1.B2" office:value-type="string">
            <text:p text:style-name="Table_20_Contents">hard link </text:p>
          </table:table-cell>
        </table:table-row>
        <table:table-row table:style-name="Table1.1">
          <table:table-cell table:style-name="Table1.A2" office:value-type="string">
            <text:p text:style-name="Table_20_Contents">soft link </text:p>
          </table:table-cell>
          <table:table-cell table:style-name="Table1.B2" office:value-type="string">
            <text:p text:style-name="Table_20_Contents">soft / symbolic link </text:p>
          </table:table-cell>
        </table:table-row>
        <table:table-row table:style-name="Table1.1">
          <table:table-cell table:style-name="Table1.A2" office:value-type="string">
            <text:p text:style-name="Table_20_Contents">external link </text:p>
          </table:table-cell>
          <table:table-cell table:style-name="Table1.B2" office:value-type="string">
            <text:p text:style-name="Table_20_Contents">a soft link to another file system that can be accessed without any additional operations to make the file system accessible </text:p>
          </table:table-cell>
        </table:table-row>
      </table:table>
      <text:h text:style-name="Heading_20_2" text:outline-level="2"><text:bookmark text:name="HDF5FAQ-ArethereimportantHDF5conceptstha"/><text:bookmark-start text:name="__RefHeading___Toc895_2699930426"/><text:bookmark-start text:name="_Toc407110440"/>Are there important HDF5 concepts that do not translate to the file system analog?<text:bookmark-end text:name="__RefHeading___Toc895_2699930426"/><text:bookmark-end text:name="_Toc407110440"/></text:h>
      <text:p text:style-name="Text_20_body">Yes, "data type", "data space" and "storage layout" are such concepts. You don't need to know them to get started, but once you want more control over how the data are stored in the HDF5 file they become important.</text:p>
      <text:h text:style-name="Heading_20_2" text:outline-level="2"><text:bookmark text:name="HDF5FAQ-WhatisaDataType%253F"/><text:bookmark-start text:name="__RefHeading___Toc897_2699930426"/><text:bookmark-start text:name="_Toc407110441"/>What is a <text:span text:style-name="Emphasis">Data Type</text:span>?<text:bookmark-end text:name="__RefHeading___Toc897_2699930426"/><text:bookmark-end text:name="_Toc407110441"/></text:h>
      <text:p text:style-name="Text_20_body">A <text:span text:style-name="Emphasis">Data Type</text:span> is the HDF5 meta data about the data it writes to disk. While of course all that is written to disk ends up as a sequence of bytes, it is relevant to know whether these bytes constitute a string or a float value. Even when you know they are float data, it is important to know whether they are single or double precision and whether they are saved as <text:span text:style-name="Emphasis">little endian</text:span> or <text:span text:style-name="Emphasis">big endian</text:span> in order to interpret them correctly. HDF5 keeps this kind of information in the <text:span text:style-name="Emphasis">Data Type</text:span> in a form that is independent of the hardware platform, the operating system and the programing environment you may use to write or access the data.</text:p>
      <text:h text:style-name="Heading_20_2" text:outline-level="2"><text:bookmark text:name="HDF5FAQ-WhatisanOpaqueDataTypeandaTag%25"/><text:bookmark-start text:name="__RefHeading___Toc899_2699930426"/><text:bookmark-start text:name="_Toc407110442"/><text:soft-page-break/>What is an <text:span text:style-name="Emphasis">Opaque Data Type</text:span> and a <text:span text:style-name="Emphasis">Tag</text:span>?<text:bookmark-end text:name="__RefHeading___Toc899_2699930426"/><text:bookmark-end text:name="_Toc407110442"/></text:h>
      <text:p text:style-name="Text_20_body"><text:span text:style-name="Emphasis">Data Types</text:span> in HDF5 are supposed to be self-explaining, i.e. an array of bytes is supposed to be just that: an array of integer numbers which are small enough to fit in a byte. On the other hand, of course all binary data can be expressed as an array of bytes, though that data then have a "hidden structure". In order to mark such data types that have an unknown internal structure, HDF5 uses an <text:span text:style-name="Emphasis">Opaque Data Type</text:span>, which has an internal representation as an array of bytes. Each <text:span text:style-name="Emphasis">Opaque Data Type</text:span> has a <text:span text:style-name="Emphasis">Tag</text:span> (which is just a string) to identify it. Note that the knowledge of the meaning of such an opaque type (the "hidden structure") needs to be made available separately; the <text:span text:style-name="Emphasis">Tag</text:span> merely helps identifying it.</text:p>
      <text:h text:style-name="Heading_20_2" text:outline-level="2"><text:bookmark text:name="HDF5FAQ-WhatisaDataSpace%253F"/><text:bookmark-start text:name="__RefHeading___Toc901_2699930426"/><text:bookmark-start text:name="_Toc407110443"/>What is a <text:span text:style-name="Emphasis">Data Space</text:span>?<text:bookmark-end text:name="__RefHeading___Toc901_2699930426"/><text:bookmark-end text:name="_Toc407110443"/></text:h>
      <text:p text:style-name="Text_20_body">In most cases, data in HDF5 are stored as an array of some kind. An HDF5 <text:span text:style-name="Emphasis">Data Space</text:span> contains the information about the dimensions of this array, that is how many axes the array has and what is the extent of the array along each of these axes.</text:p>
      <text:h text:style-name="Heading_20_2" text:outline-level="2"><text:bookmark text:name="HDF5FAQ-WhatisaStorageLayout%253F"/><text:bookmark-start text:name="__RefHeading___Toc903_2699930426"/><text:bookmark-start text:name="_Toc407110444"/>What is a <text:span text:style-name="Emphasis">Storage Layout</text:span>?<text:bookmark-end text:name="__RefHeading___Toc903_2699930426"/><text:bookmark-end text:name="_Toc407110444"/></text:h>
      <text:p text:style-name="Text_20_body">Even when a <text:span text:style-name="Emphasis">Data Space</text:span> completely defines the array structure from a logical point of view, there are various ways to store the data in the file: they can be kept either close to its meta data (called "compact" <text:span text:style-name="Emphasis">Storage Layout</text:span>), in a separate place in the file as one big block (called "contiguous" <text:span text:style-name="Emphasis">Storage Layout</text:span>) or in several chunks of some size (called "chunked" <text:span text:style-name="Emphasis">Storage Layout</text:span>). All these storage layouts have different capabilities and performance characteristics and suit different use cases. </text:p>
      <text:p text:style-name="Text_20_body">The API tries to automate the decision between the contiguous and the chunked <text:span text:style-name="Emphasis">Storage Layout</text:span>, based on whether you want to be able to extend the data set later on and whether you want to compress (deflate) the data set or not. The choice for the compact storage layout, however, is left to the developer (see e.g. <text:span text:style-name="Teletype"><text:span text:style-name="T7">IHDF5Writer.float32().writeArray(String,float[],HDF5FloatStorageFeatures)</text:span></text:span>. This <text:span text:style-name="Emphasis">Storage Layout</text:span> is known to be very efficient for small data sets that you do not need to extend later on.</text:p>
      <text:h text:style-name="Heading_20_2" text:outline-level="2"><text:bookmark text:name="HDF5FAQ-CanIreadonlyexactlythesametypeth"/><text:bookmark-start text:name="__RefHeading___Toc905_2699930426"/><text:bookmark-start text:name="_Toc407110445"/>Can I read only exactly the same type that I wrote? (Numeric Conversions)<text:bookmark-end text:name="__RefHeading___Toc905_2699930426"/><text:bookmark-end text:name="_Toc407110445"/></text:h>
      <text:p text:style-name="Text_20_body">While you need to distinguish the basic types like strings, numeric values, enumerations, compounds, you can let the HDF5 library perform conversions for you between numerical values. Note that you may lose precision when doing so and that you can get an overflow (which will lead to an exception). You should also keep in mind that conversions are potentially time-consuming operations and only use them when really needed.</text:p>
      <text:h text:style-name="Heading_20_2" text:outline-level="2"><text:bookmark-start text:name="_Toc407110447"/><text:bookmark-start text:name="__RefHeading___Toc909_2699930426"/>What are <text:span text:style-name="Emphasis">Type Variants</text:span>?<text:bookmark-end text:name="_Toc407110447"/><text:bookmark-end text:name="__RefHeading___Toc909_2699930426"/></text:h>
      <text:p text:style-name="Text_20_body">While the <text:span text:style-name="Emphasis">Data Type</text:span> describes how the values need to be interpreted on a low level (e.g. endianness), the data can still be interpreted in different ways. In most cases, this interpretation is too domain specific to put them into a generic library. In some cases, <text:soft-page-break/>however, it does make sense. Consider the case of a <text:span text:style-name="Teletype">long</text:span> value that should be interpreted as a time stamp (number of milliseconds since the start of the epoch). It seems reasonable to refer to this as a "timestamp" even when it ends up as a <text:span text:style-name="Teletype">long</text:span> value in the file. These are the <text:span text:style-name="Emphasis">Type Variants</text:span> defined:</text:p>
      <text:list xml:id="list1492389272" text:style-name="WWNum3">
        <text:list-item>
          <text:p text:style-name="P38"><text:span text:style-name="Teletype">TIMESTAMP_MILLISECONDS_SINCE_START_OF_THE_EPOCH</text:span> – Time stamp in milliseconds since midnight, January 1, 1970 UTC (aka "start of the epoch") </text:p>
        </text:list-item>
        <text:list-item>
          <text:p text:style-name="P38"><text:span text:style-name="Teletype">TIME_DURATION_MICROSECONDS</text:span> – Time interval in micro seconds </text:p>
        </text:list-item>
        <text:list-item>
          <text:p text:style-name="P38"><text:span text:style-name="Teletype">TIME_DURATION_MILLISECONDS</text:span> – Time interval in milli seconds </text:p>
        </text:list-item>
        <text:list-item>
          <text:p text:style-name="P38"><text:span text:style-name="Teletype">TIME_DURATION_SECONDS</text:span> – Time interval in seconds </text:p>
        </text:list-item>
        <text:list-item>
          <text:p text:style-name="P38"><text:span text:style-name="Teletype">TIME_DURATION_MINUTES</text:span> – Time interval in minutes </text:p>
        </text:list-item>
        <text:list-item>
          <text:p text:style-name="P38"><text:span text:style-name="Teletype">TIME_DURATION_HOURS</text:span> – Time interval in hours </text:p>
        </text:list-item>
        <text:list-item>
          <text:p text:style-name="P38"><text:span text:style-name="Teletype">TIME_DURATION_DAYS</text:span> – Time interval in days </text:p>
        </text:list-item>
        <text:list-item>
          <text:p text:style-name="P42"><text:span text:style-name="Teletype">ENUM</text:span> – Enumeration, used when applying a scaling filter to an enumeration</text:p>
        </text:list-item>
        <text:list-item>
          <text:p text:style-name="P42"><text:span text:style-name="Teletype">NONE </text:span>– Denotes “no type variant”</text:p>
        </text:list-item>
        <text:list-item>
          <text:p text:style-name="P43"><text:span text:style-name="Teletype">BITFIELD </text:span>– Bit field, used when applying a scaling filter to a bit field.</text:p>
        </text:list-item>
      </text:list>
      <text:p text:style-name="Text_20_body">More time variants may be added at a later point in a backward-compatible way. </text:p>
      <text:h text:style-name="Heading_20_2" text:outline-level="2"><text:bookmark text:name="HDF5FAQ-Isthereaneasywaytoconvertadirect"/><text:bookmark-start text:name="__RefHeading___Toc911_2699930426"/><text:bookmark-start text:name="_Toc407110448"/>Is there an easy way to convert a directory with its content from a file system to an HDF5 file and vice versa?<text:bookmark-end text:name="__RefHeading___Toc911_2699930426"/><text:bookmark-end text:name="_Toc407110448"/></text:h>
      <text:p text:style-name="Text_20_body">Yes, there is one. It is called <text:span text:style-name="Teletype">h5ar</text:span> (the "JHDF5 Archiver"). Just type</text:p>
      <text:p text:style-name="P11">$ bin/h5ar</text:p>
      <text:p text:style-name="Text_20_body">in the jhdf5 installation directory, or</text:p>
      <text:p text:style-name="P11">$ java -jar sis-jhdf5-h5ar-cli-<text:span text:style-name="T43">&lt;version&gt;</text:span>.jar</text:p>
      <text:p text:style-name="Text_20_body">and you'll get <text:span text:style-name="T43">the usage</text:span> <text:span text:style-name="T43">information</text:span>.</text:p>
      <text:p text:style-name="Text_20_body">Note that with the HDF5 Archiver you don't have much control over how data end up in the archive: each file will be one data set and all data sets are plain byte arrays.</text:p>
      <text:h text:style-name="Heading_20_2" text:outline-level="2"><text:bookmark text:name="HDF5FAQ-Whataretheoptionstoprovidethenat"/><text:bookmark-start text:name="__RefHeading___Toc915_2699930426"/><text:bookmark-start text:name="_Toc407110451"/>What are the options to provide the native libraries?<text:bookmark-end text:name="__RefHeading___Toc915_2699930426"/><text:bookmark-end text:name="_Toc407110451"/></text:h>
      <text:p text:style-name="Text_20_body">The native libraries can be either provided as <text:span text:style-name="Emphasis">files</text:span> <text:span text:style-name="T13">on the file system </text:span>or <text:span text:style-name="T13">as resources in a jar file that is in the class path.</text:span> In the later case the resources will be copied to <text:span text:style-name="T13">the file system </text:span>before being linked. The native library loading tries the following methods:</text:p>
      <text:list xml:id="list937089463" text:style-name="WWNum6">
        <text:list-item>
          <text:p text:style-name="P39">Use a specific Java property <text:span text:style-name="Teletype">native.libpath.&lt;libname&gt;</text:span> for <text:span text:style-name="T14">a</text:span> library <text:span text:style-name="Teletype">&lt;libname&gt;</text:span>. The name of the library needs to be fully <text:span text:style-name="T13">specified</text:span>, e.g. <text:span text:style-name="T14">for </text:span><text:span text:style-name="T3">jhdf5</text:span><text:span text:style-name="T15">:</text:span> <text:line-break/><text:span text:style-name="Teletype">-Dnative.libpath.jhdf5=/home/joe/java/native/jhdf5.so</text:span><text:span text:style-name="Teletype"><text:span text:style-name="T16">. </text:span></text:span><text:span text:style-name="Teletype"><text:span text:style-name="T18">Note that the library provided </text:span></text:span><text:span text:style-name="Teletype"><text:span text:style-name="T17">needs to match the </text:span></text:span><text:span text:style-name="Teletype"><text:span text:style-name="T18">current </text:span></text:span><text:span text:style-name="Teletype"><text:span text:style-name="T17">platform </text:span></text:span><text:span text:style-name="Teletype"><text:span text:style-name="T18">that </text:span></text:span><text:span text:style-name="Teletype"><text:span text:style-name="T17">the program is running on</text:span></text:span><text:span text:style-name="T16">.</text:span> </text:p>
        </text:list-item>
      </text:list>
      <text:p text:style-name="P6"><text:soft-page-break/></text:p>
      <text:list xml:id="list214108926839619" text:continue-numbering="true" text:style-name="WWNum6">
        <text:list-item>
          <text:p text:style-name="P39">Use a naming schema that looks for a library compatible with the platform the program runs on at a path that starts with <text:span text:style-name="Teletype">native.libpath</text:span>. <text:span text:style-name="T30">T</text:span>his needs to point to a directory that has a structure like the one in subdirector<text:span text:style-name="T30">y</text:span> <text:span text:style-name="Teletype">lib/native/jhdf5</text:span>. Thus if you have unzipped the distribution to <text:span text:style-name="Teletype">/home/joe/jhdf5</text:span>, setting <text:span text:style-name="T30">the JVM property</text:span><text:line-break/><text:span text:style-name="Teletype">-Dnative.libpath=/home/joe/jhdf5/lib/native</text:span> will work. </text:p>
          <text:p text:style-name="P41"/>
        </text:list-item>
        <text:list-item>
          <text:p text:style-name="P41">There are versions <text:span text:style-name="Teletype">native.caching.libpath.&lt;libname&gt;</text:span><text:span text:style-name="Teletype"><text:span text:style-name="T16"> and </text:span></text:span><text:span text:style-name="Teletype">native.caching.libpath</text:span><text:span text:style-name="Teletype"><text:span text:style-name="T16"> which use the file or directory provided as a cache for the library version found in the jar file(s). </text:span></text:span><text:span text:style-name="Teletype"><text:span text:style-name="T19">Thus if the library file does not yet exist or is out-of-sync with the version on the classpath, the latest version from the classpath will be unpacked </text:span></text:span><text:span text:style-name="Teletype"><text:span text:style-name="T20">to the file system before loading the libraries from there, otherwise the version on the file system will be used (libraries are compared by size and CRC32 checksum).</text:span></text:span></text:p>
        </text:list-item>
      </text:list>
      <text:p text:style-name="P6"/>
      <text:list xml:id="list214109108078853" text:continue-numbering="true" text:style-name="WWNum6">
        <text:list-item>
          <text:p text:style-name="P28">Use a library packaged in a jar file by putting the jar file on the class path. Internally this uses the same <text:span text:style-name="T31">mechanism for resolving a suitable library as methods 2 and the unpacking mechanism of method 3, but copies the library to a temporary file location where it is removed when the program finishes.</text:span><text:line-break/><text:span text:style-name="T9">This is the simplest way to use the library. If you are confused by the explanations given above, this </text:span><text:span text:style-name="T10">may be </text:span><text:span text:style-name="T9">what you want to use.</text:span> </text:p>
        </text:list-item>
        <text:list-item>
          <text:p text:style-name="P39"><text:span text:style-name="T32">If none of the methods above work out, the fall back is to u</text:span>se the <text:span text:style-name="T33">JVM </text:span>default way of loading JNI libraries via <text:span text:style-name="T34">the Java system call </text:span><text:span text:style-name="Teletype">System.loadLibrary()</text:span>. This may require the Java property <text:span text:style-name="Teletype">java.library.path</text:span> to be set and it may require the library to follow a platform specific naming convention.</text:p>
        </text:list-item>
      </text:list>
      <text:p text:style-name="P3">If you need to trace how the library loaded is determined and what library file is finally loaded, set the property <text:span text:style-name="T35">-Dnative.libpath.verbose=true </text:span><text:span text:style-name="T16">and you will get debug output to </text:span><text:span text:style-name="T35">stderr</text:span><text:span text:style-name="T16"> on library resolution and loading.</text:span></text:p>
      <text:h text:style-name="Heading_20_2" text:outline-level="2"><text:bookmark text:name="HDF5FAQ-WhatdoesJHDF5needthe%257B%257Bun"/><text:bookmark-start text:name="__RefHeading___Toc917_2699930426"/><text:bookmark-start text:name="_Toc407110452"/>What does JHDF5 need <text:span text:style-name="Teletype">libunix.so</text:span> for? Isn't HDF5 platform agnostic?<text:bookmark-end text:name="__RefHeading___Toc917_2699930426"/><text:bookmark-end text:name="_Toc407110452"/></text:h>
      <text:p text:style-name="Text_20_body">Yes, HDF5 is written in a quite platform agnostic way and runs e.g. on Microsoft Windows. <text:span text:style-name="Teletype">libunix.so</text:span> is used only by JHDF5 Archiver, not the JHDF5 Core Libraries. Even for the Archiver to work they are not strictly needed. If the JHDF5 Archiver doesn't find <text:span text:style-name="Teletype">libunix.so</text:span> on a system (or <text:span text:style-name="T4">libunix.jnilib</text:span> on MacOS X system),which is always the case on Microsoft Windows systems, then it will not be able to retrieve and set file permissions and ownerships, but <text:span text:style-name="T39">other than that the archiver</text:span> will <text:span text:style-name="T38">still </text:span>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2" svg:font-family="'Wingdings 2'" style:font-charset="x-symbol"/>
    <style:font-face style:name="Lohit Devanagari1" svg:font-family="'Lohit Devanagari'"/>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halkduster" svg:font-family="Chalkduste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umberland AMT" svg:font-family="'Cumberland AMT'"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Mono2" svg:font-family="'Liberation Mon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Cumberland AMT1" svg:font-family="'Cumberland AMT'"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fo:hyphenation-ladder-count="no-limit" style:writing-mode="lr-tb"/>
      <style:text-properties fo:color="#000000"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965in" loext:contextual-spacing="false"/>
      <style:text-properties style:font-name-complex="Verdana1" style:font-family-complex="Verdana"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1665in" fo:margin-bottom="0.1965in" loext:contextual-spacing="false" fo:keep-with-next="always">
        <style:tab-stops>
          <style:tab-stop style:position="0in"/>
        </style:tab-stops>
      </style:paragraph-properties>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a"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Table_20_Contents" style:display-name="Table Contents" style:family="paragraph" style:parent-style-name="Text_20_body" style:default-outline-level="" style:class="extra"/>
    <style:style style:name="Preformatted_20_Text" style:display-name="Preformatted Text" style:family="paragraph" style:parent-style-name="Standard" style:default-outline-level="" style:class="html">
      <style:text-properties style:font-name="Liberation Mono" fo:font-family="'Liberation Mono'" style:font-style-name="Regular" style:font-family-generic="modern" style:font-pitch="fixed" fo:font-size="11pt" style:font-name-asian="Cumberland AMT1" style:font-family-asian="'Cumberland AMT'" style:font-family-generic-asian="system" style:font-pitch-asian="variable" style:font-size-asian="10pt" style:font-name-complex="Cumberland AMT1" style:font-family-complex="'Cumberland AMT'"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ody_20_Text_20_Char" style:display-name="Body Text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_20_2_20_Char" style:display-name="Heading 2 Char" style:family="text" style:parent-style-name="Default_20_Paragraph_20_Font">
      <style:text-properties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Teletype" style:family="text">
      <style:text-properties style:font-name="Cumberland AMT" fo:font-family="'Cumberland AMT'" style:font-family-generic="roman" style:font-pitch="variable" style:font-name-asian="Cumberland AMT1" style:font-family-asian="'Cumberland AMT'" style:font-family-generic-asian="system" style:font-pitch-asian="variable" style:font-name-complex="Cumberland AMT1" style:font-family-complex="'Cumberland AMT'" style:font-family-generic-complex="system" style:font-pitch-complex="variable"/>
    </style:style>
    <style:style style:name="Emphasis" style:family="text">
      <style:text-properties fo:font-style="italic" style:font-style-asian="italic" style:font-style-complex="italic"/>
    </style:style>
    <style:style style:name="Header_20_Char" style:display-name="Header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Verdana1" style:font-family-asian="Verdana"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1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1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1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1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1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1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1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2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2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2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3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3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3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3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3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3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3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3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3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4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4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4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4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4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4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4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4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4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4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5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5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5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4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49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99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49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49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99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49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3a02"/>
    </style:style>
    <style:style style:name="MT2" style:family="text">
      <style:text-properties officeooo:rsid="0048c119"/>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JHDF5 1<text:span text:style-name="MT1">8</text:span>.<text:span text:style-name="MT2">10</text:span>, Page <text:page-number text:select-page="current">9</text:page-number><text:s/>(<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d</meta:initial-creator>
    <dc:creator>Bernd Rinn</dc:creator>
    <meta:editing-cycles>56</meta:editing-cycles>
    <meta:print-date>2014-12-23T14:05:00</meta:print-date>
    <meta:creation-date>2014-12-21T12:45:00</meta:creation-date>
    <dc:date>2018-09-30T21:41:08.096670157</dc:date>
    <meta:editing-duration>PT16H52M31S</meta:editing-duration>
    <meta:generator>LibreOffice/6.0.6.2$Linux_X86_64 LibreOffice_project/0c292870b25a325b5ed35f6b45599d2ea4458e77</meta:generator>
    <meta:document-statistic meta:table-count="1" meta:image-count="0" meta:object-count="0" meta:page-count="9" meta:paragraph-count="171" meta:word-count="3323" meta:character-count="19765" meta:non-whitespace-character-count="165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